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fill-color="#ffffff" fo:min-height="2.286cm"/>
    </style:style>
    <style:style style:name="gr2" style:family="graphic" style:parent-style-name="standard">
      <style:graphic-properties draw:stroke="none" draw:marker-start="" draw:marker-end="" draw:fill="solid" draw:fill-color="#000000"/>
    </style:style>
    <style:style style:name="gr3" style:family="graphic" style:parent-style-name="standard">
      <style:graphic-properties draw:stroke="none" draw:marker-start="" draw:marker-end="" draw:fill="solid" draw:fill-color="#ffeca9"/>
    </style:style>
    <style:style style:name="gr4" style:family="graphic" style:parent-style-name="standard">
      <style:graphic-properties draw:stroke="solid" svg:stroke-width="0.015cm" svg:stroke-color="#333333" draw:marker-start="" draw:marker-end="" draw:stroke-linejoin="miter" svg:stroke-linecap="butt" draw:fill="none" fo:padding-top="0.007cm" fo:padding-bottom="0.007cm" fo:padding-left="0.007cm" fo:padding-right="0.007cm"/>
    </style:style>
    <style:style style:name="gr5" style:family="graphic" style:parent-style-name="standard">
      <style:graphic-properties draw:stroke="none" draw:marker-start="" draw:marker-end="" draw:fill="solid" draw:fill-color="#e5e5e5"/>
    </style:style>
    <style:style style:name="gr6" style:family="graphic" style:parent-style-name="standard">
      <style:graphic-properties draw:stroke="none" draw:marker-start="" draw:marker-end="" draw:fill="solid" draw:fill-color="#cccccc" draw:opacity="75%"/>
    </style:style>
    <style:style style:name="gr7" style:family="graphic" style:parent-style-name="standard">
      <style:graphic-properties draw:stroke="solid" svg:stroke-width="0.015cm" svg:stroke-color="#333333" draw:marker-start="" draw:marker-end="" svg:stroke-opacity="75%" draw:stroke-linejoin="miter" svg:stroke-linecap="butt" draw:fill="none" fo:padding-top="0.007cm" fo:padding-bottom="0.007cm" fo:padding-left="0.007cm" fo:padding-right="0.007cm"/>
    </style:style>
    <style:style style:name="gr8" style:family="graphic" style:parent-style-name="standard">
      <style:graphic-properties draw:stroke="none" draw:marker-start="" draw:marker-end="" draw:fill="solid" draw:fill-color="#b2d6ef"/>
    </style:style>
    <style:style style:name="gr9" style:family="graphic" style:parent-style-name="standard">
      <style:graphic-properties draw:stroke="solid" svg:stroke-width="0.031cm" svg:stroke-color="#000000" draw:marker-start="" draw:marker-end="" draw:stroke-linejoin="miter" svg:stroke-linecap="butt" draw:fill="none" fo:padding-top="0.015cm" fo:padding-bottom="0.015cm" fo:padding-left="0.015cm" fo:padding-right="0.015cm"/>
    </style:style>
    <style:style style:name="gr10" style:family="graphic" style:parent-style-name="standard">
      <style:graphic-properties draw:stroke="solid" svg:stroke-width="0.031cm" svg:stroke-color="#000000" draw:marker-start="" draw:marker-end="" draw:stroke-linejoin="miter" svg:stroke-linecap="butt" draw:fill="solid" draw:fill-color="#000000" fo:padding-top="0.015cm" fo:padding-bottom="0.015cm" fo:padding-left="0.015cm" fo:padding-right="0.015cm"/>
    </style:style>
    <style:style style:name="P1" style:family="paragraph">
      <style:paragraph-properties fo:text-align="center"/>
      <style:text-properties fo:font-family="Carlito" style:font-style-name="Italic" style:font-pitch="variable" fo:font-size="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15.404cm" svg:height="2.286cm" svg:x="0.717cm" svg:y="0.165cm">
          <draw:text-box>
            <text:p text:style-name="P1">Accelerating Spike-by-Spike Neural Networks on FPGA with Hybrid Custom Floating-Point and Logarithmic Dot-Product Approximation</text:p>
          </draw:text-box>
        </draw:frame>
        <draw:polygon draw:style-name="gr2" draw:layer="layout" svg:width="0.055cm" svg:height="0.139cm" svg:x="7.262cm" svg:y="5.223cm" svg:viewBox="0 0 56 140" draw:points="38,131 56,134 56,137 56,140 0,140 0,137 0,134 17,131 17,69 17,8 0,6 0,3 0,0 56,0 56,3 56,6 38,8 38,69">
          <text:p/>
        </draw:polygon>
        <draw:path draw:style-name="gr2" draw:layer="layout" svg:width="0.099cm" svg:height="0.099cm" svg:x="7.328cm" svg:y="5.263cm" svg:viewBox="0 0 100 100" svg:d="M69 29c3-21-24-20-39-15v39 40l13 2v2 3h-43c-2-8 7-6 11-7v-43-41c-4-2-13 0-11-7h27l3 7c18-13 57-17 57 19v33 32c4 1 14-1 12 7h-42v-3-2l12-2v-32z">
          <text:p/>
        </draw:path>
        <draw:path draw:style-name="gr2" draw:layer="layout" svg:width="0.055cm" svg:height="0.122cm" svg:x="7.432cm" svg:y="5.242cm" svg:viewBox="0 0 56 123" svg:d="M30 98c-1 15 15 16 26 12v4 3c-15 10-43 9-43-17v-34-33h-13c-1-9 8-6 13-9l10-24h7v12 12h23v4 5h-23v32z">
          <text:p/>
        </draw:path>
        <draw:path draw:style-name="gr2" draw:layer="layout" svg:width="0.078cm" svg:height="0.102cm" svg:x="7.497cm" svg:y="5.262cm" svg:viewBox="0 0 79 103" svg:d="M41 0c30 0 40 19 38 51h-60c-5 35 22 48 56 37v3 4c-7 5-19 8-32 8-31 0-43-20-43-53-1-31 13-50 41-50zM61 43c7-34-34-49-41-14-1 4-1 8-1 14z">
          <text:p/>
        </draw:path>
        <draw:path draw:style-name="gr2" draw:layer="layout" svg:width="0.065cm" svg:height="0.1cm" svg:x="7.586cm" svg:y="5.262cm" svg:viewBox="0 0 66 101" svg:d="M30 14c9-5 21-14 36-14v13 13c-11 1-5-17-25-10l-11 4v36 38l18 2v2 3h-48v-3-2l13-2v-43-41c-5-2-15 1-13-7h28z">
          <text:p/>
        </draw:path>
        <draw:path draw:style-name="gr2" draw:layer="layout" svg:width="0.065cm" svg:height="0.1cm" svg:x="7.656cm" svg:y="5.262cm" svg:viewBox="0 0 66 101" svg:d="M30 14c9-5 21-14 36-14v13 13c-11 1-5-17-24-10l-12 4v36 38l18 2v2 3h-48v-3-2l12-2v-43-41c-4-2-14 1-12-7h28z">
          <text:p/>
        </draw:path>
        <draw:path draw:style-name="gr2" draw:layer="layout" svg:width="0.1cm" svg:height="0.098cm" svg:x="7.725cm" svg:y="5.265cm" svg:viewBox="0 0 101 99" svg:d="M71 90c-22 12-59 17-59-19v-33-31c-4-2-14 1-12-7h29v34 36c-1 22 25 19 42 15v-40-38l-16-3v-2-2h33v45 46c5 1 14-2 12 7h-28z">
          <text:p/>
        </draw:path>
        <draw:path draw:style-name="gr2" draw:layer="layout" svg:width="0.094cm" svg:height="0.145cm" svg:x="7.831cm" svg:y="5.262cm" svg:viewBox="0 0 95 146" svg:d="M95 50c2 40-25 61-66 51l1 37 17 3v2 3h-47v-3-2l13-3v-64-64c-4-2-13 0-11-7h27v5c7-5 15-8 27-8 28 1 38 21 39 50zM30 93c31 8 50-8 47-43 4-31-21-47-47-36v39z">
          <text:p/>
        </draw:path>
        <draw:path draw:style-name="gr2" draw:layer="layout" svg:width="0.055cm" svg:height="0.122cm" svg:x="7.936cm" svg:y="5.242cm" svg:viewBox="0 0 56 123" svg:d="M30 98c0 15 14 16 26 12v4 3c-16 10-44 9-44-17v-34-33h-12c-1-9 8-6 12-9l12-24h6v12 12h23v4 5h-23v32z">
          <text:p/>
        </draw:path>
        <draw:path draw:style-name="gr2" draw:layer="layout" svg:width="0.05cm" svg:height="0.14cm" svg:x="7.997cm" svg:y="5.222cm" svg:viewBox="0 0 51 141" svg:d="M24 22c-14 0-16-23 0-22 8 0 11 4 12 11-1 6-5 11-12 11zM35 134l16 2v2 3h-51v-3-2l17-2v-43-41l-15-3v-2-2h33v45z">
          <text:p/>
        </draw:path>
        <draw:path draw:style-name="gr2" draw:layer="layout" svg:width="0.09cm" svg:height="0.102cm" svg:x="8.059cm" svg:y="5.262cm" svg:viewBox="0 0 91 103" svg:d="M46 0c31 0 45 19 45 51s-14 52-45 52c-30 0-46-21-46-52 0-32 16-51 46-51zM46 95c22 0 27-22 27-44 0-23-5-43-27-43-23 1-26 20-26 43s3 43 26 44z">
          <text:p/>
        </draw:path>
        <draw:path draw:style-name="gr2" draw:layer="layout" svg:width="0.099cm" svg:height="0.099cm" svg:x="8.161cm" svg:y="5.263cm" svg:viewBox="0 0 100 100" svg:d="M68 29c3-21-24-20-39-15v39 40l13 2v2 3h-42c-2-8 7-6 11-7v-43-41c-4-2-13 0-11-7h27l2 7c18-13 58-17 58 19v33 32c4 1 14-1 12 7h-43v-3-2l12-2v-32z">
          <text:p/>
        </draw:path>
        <draw:path draw:style-name="gr2" draw:layer="layout" svg:width="0.065cm" svg:height="0.102cm" svg:x="8.272cm" svg:y="5.262cm" svg:viewBox="0 0 66 103" svg:d="M15 23c4 28 51 14 51 51 0 33-41 33-66 24v-12-12c11 0 5 17 18 18 20 12 46-15 24-29-16-12-42-9-42-36 0-29 34-30 58-24v11 10c-11 1-4-14-16-14-12-4-29-1-27 13z">
          <text:p/>
        </draw:path>
        <draw:path draw:style-name="gr3" draw:layer="layout" svg:width="0.952cm" svg:height="1.111cm" svg:x="7.989cm" svg:y="5.705cm" svg:viewBox="0 0 953 1112" svg:d="M0 239c0-132 106-239 238-239h476c133 0 239 107 239 239v635c0 132-106 238-239 238h-476c-132 0-238-106-238-238z">
          <text:p/>
        </draw:path>
        <draw:path draw:style-name="gr4" draw:layer="layout" svg:width="0.952cm" svg:height="1.111cm" svg:x="7.989cm" svg:y="5.705cm" svg:viewBox="0 0 953 1112" svg:d="M0 239c0-132 106-239 238-239h476c133 0 239 107 239 239v635c0 132-106 238-239 238h-476c-132 0-238-106-238-238z">
          <text:p/>
        </draw:path>
        <draw:path draw:style-name="gr2" draw:layer="layout" svg:width="0.121cm" svg:height="0.142cm" svg:x="8.268cm" svg:y="6.171cm" svg:viewBox="0 0 122 143" svg:d="M22 72c0 56 47 78 89 53l4-21h7l-1 32c-13 4-31 7-50 7-44 0-68-24-71-71-3-66 57-82 119-67l1 30h-7l-3-17c-9-6-24-10-37-10-39 0-51 24-51 64z">
          <text:p/>
        </draw:path>
        <draw:path draw:style-name="gr2" draw:layer="layout" svg:width="0.104cm" svg:height="0.139cm" svg:x="8.406cm" svg:y="6.172cm" svg:viewBox="0 0 105 140" svg:d="M40 76c28 1 44-8 44-35s-16-33-44-31v33zM105 41c-1 36-27 46-65 44v23 24l21 3v2 3h-59v-3-2l17-3v-62-61l-19-3v-3-3c49 1 106-8 105 41z">
          <text:p/>
        </draw:path>
        <draw:path draw:style-name="gr2" draw:layer="layout" svg:width="0.143cm" svg:height="0.141cm" svg:x="8.523cm" svg:y="6.172cm" svg:viewBox="0 0 144 142" svg:d="M75 131c26-1 41-13 41-38v-43-41l-19-3v-3-3h47v3 3l-17 3v41 42c0 34-20 50-54 50s-56-15-56-48v-43-42l-17-3v-3-3h56v3 3l-18 3c5 48-18 123 37 122z">
          <text:p/>
        </draw:path>
        <draw:path draw:style-name="gr5" draw:layer="layout" svg:width="0.825cm" svg:height="2.968cm" svg:x="10.132cm" svg:y="2.032cm" svg:viewBox="0 0 826 2969" svg:d="M0 238c0-132 106-238 238-238h350c132 0 238 106 238 238v2493c0 132-106 238-238 238h-350c-132 0-238-106-238-238z">
          <text:p/>
        </draw:path>
        <draw:path draw:style-name="gr4" draw:layer="layout" svg:width="0.825cm" svg:height="2.968cm" svg:x="10.132cm" svg:y="2.032cm" svg:viewBox="0 0 826 2969" svg:d="M0 238c0-132 106-238 238-238h350c132 0 238 106 238 238v2493c0 132-106 238-238 238h-350c-132 0-238-106-238-238z">
          <text:p/>
        </draw:path>
        <draw:path draw:style-name="gr2" draw:layer="layout" svg:width="0.148cm" svg:height="0.14cm" svg:x="10.36cm" svg:y="3.288cm" svg:viewBox="0 0 149 141" svg:d="M45 136v3 2h-45v-2-3l15-3 48-133h19l50 133 17 3v3 2h-59v-2-3l19-3-14-41h-55l-14 41zM67 16l-24 67h48z">
          <text:p/>
        </draw:path>
        <draw:polygon draw:style-name="gr2" draw:layer="layout" svg:width="0.144cm" svg:height="0.138cm" svg:x="10.514cm" svg:y="3.29cm" svg:viewBox="0 0 145 139" draw:points="29,131 46,134 46,137 46,139 0,139 0,137 0,134 16,131 63,67 23,8 7,5 7,2 7,0 64,0 64,2 64,5 46,8 76,51 108,8 91,5 91,2 91,0 137,0 137,2 137,5 121,8 82,60 130,131 145,134 145,137 145,139 88,139 88,137 88,134 106,131 68,77">
          <text:p/>
        </draw:polygon>
        <draw:polygon draw:style-name="gr2" draw:layer="layout" svg:width="0.056cm" svg:height="0.138cm" svg:x="10.669cm" svg:y="3.29cm" svg:viewBox="0 0 57 139" draw:points="38,131 57,134 57,137 57,139 0,139 0,137 0,134 18,131 18,69 18,8 0,5 0,2 0,0 57,0 57,2 57,5 38,8 38,69">
          <text:p/>
        </draw:polygon>
        <draw:path draw:style-name="gr2" draw:layer="layout" svg:width="0.09cm" svg:height="0.142cm" svg:x="10.26cm" svg:y="3.542cm" svg:viewBox="0 0 91 143" svg:d="M91 101c0 47-56 49-91 35v-16-16h7c0 21 14 31 36 31 29 0 41-34 19-48-22-15-62-13-62-50 0-41 51-40 84-33v16 14h-7l-3-18c-19-16-72-4-53 26 17 25 70 14 70 59z">
          <text:p/>
        </draw:path>
        <draw:path draw:style-name="gr2" draw:layer="layout" svg:width="0.055cm" svg:height="0.121cm" svg:x="10.365cm" svg:y="3.563cm" svg:viewBox="0 0 56 122" svg:d="M30 98c-1 15 14 15 26 12v3 4c-16 9-43 9-43-17v-34-34h-13c-2-8 8-6 13-9l10-23h7v12 11h22v5 4h-22v33z">
          <text:p/>
        </draw:path>
        <draw:path draw:style-name="gr2" draw:layer="layout" svg:width="0.065cm" svg:height="0.1cm" svg:x="10.426cm" svg:y="3.582cm" svg:viewBox="0 0 66 101" svg:d="M30 15c10-6 21-14 36-15v14 13c-11 0-5-18-24-10l-12 3v37 37l18 3v2 2h-48v-2-2l12-3v-42-42c-4-1-14 2-12-7h29z">
          <text:p/>
        </draw:path>
        <draw:path draw:style-name="gr2" draw:layer="layout" svg:width="0.078cm" svg:height="0.103cm" svg:x="10.5cm" svg:y="3.582cm" svg:viewBox="0 0 79 104" svg:d="M42 0c29 0 39 20 37 52h-59c-5 36 22 48 56 38v2 3c-8 5-20 9-31 9-32 0-45-20-45-52 0-33 14-52 42-52zM62 44c7-34-34-49-41-15 0 4-1 10-1 15z">
          <text:p/>
        </draw:path>
        <draw:path draw:style-name="gr2" draw:layer="layout" svg:width="0.085cm" svg:height="0.102cm" svg:x="10.593cm" svg:y="3.583cm" svg:viewBox="0 0 86 103" svg:d="M12 3c24-5 61-8 61 24v33 33c5 2 14-1 13 7h-27l-2-10c-15 19-62 19-56-17-1-29 27-29 55-30 2-21-3-42-26-33-3 2-7 3-9 4-2 4 0 13-9 12v-11zM18 73c0 24 24 19 38 13v-18-17c-21 0-38-1-38 22z">
          <text:p/>
        </draw:path>
        <draw:path draw:style-name="gr2" draw:layer="layout" svg:width="0.157cm" svg:height="0.099cm" svg:x="10.683cm" svg:y="3.583cm" svg:viewBox="0 0 158 100" svg:d="M69 30c2-22-25-19-40-15v39 39l14 3v2 2h-43c-2-7 7-5 11-7v-42-42c-4-1-13 1-11-7h28v8c13-9 46-18 54 1 20-13 63-21 63 17v32 33c4 2 14-1 12 7h-44v-2-2l15-3v-32-31c1-23-27-18-44-14 4 22 1 52 2 77l16 3v2 2h-47v-2-2l14-3v-32z">
          <text:p/>
        </draw:path>
        <draw:polygon draw:style-name="gr5" draw:layer="layout" svg:width="0.594cm" svg:height="0.288cm" svg:x="5.179cm" svg:y="2.314cm" svg:viewBox="0 0 595 289" draw:points="0,146 144,0 144,73 452,73 452,0 595,146 452,289 452,217 144,217 144,289">
          <text:p/>
        </draw:polygon>
        <draw:polygon draw:style-name="gr4" draw:layer="layout" svg:width="0.594cm" svg:height="0.288cm" svg:x="5.179cm" svg:y="2.314cm" svg:viewBox="0 0 595 289" draw:points="0,146 144,0 144,73 452,73 452,0 595,146 452,289 452,217 144,217 144,289">
          <text:p/>
        </draw:polygon>
        <draw:path draw:style-name="gr5" draw:layer="layout" svg:width="0.876cm" svg:height="4.786cm" svg:x="11.542cm" svg:y="2.032cm" svg:viewBox="0 0 877 4787" svg:d="M0 238c0-132 106-238 238-238h401c130 0 238 106 238 238v4311c0 130-108 238-238 238h-401c-132 0-238-108-238-238z">
          <text:p/>
        </draw:path>
        <draw:path draw:style-name="gr4" draw:layer="layout" svg:width="0.876cm" svg:height="4.786cm" svg:x="11.542cm" svg:y="2.032cm" svg:viewBox="0 0 877 4787" svg:d="M0 238c0-132 106-238 238-238h401c130 0 238 106 238 238v4311c0 130-108 238-238 238h-401c-132 0-238-108-238-238z">
          <text:p/>
        </draw:path>
        <draw:path draw:style-name="gr2" draw:layer="layout" svg:width="0.139cm" svg:height="0.14cm" svg:x="11.675cm" svg:y="4.314cm" svg:viewBox="0 0 140 141" svg:d="M39 130c51 7 79-11 79-61 0-47-30-63-79-60v61zM140 70c0 73-63 74-140 70v-3-3l18-3v-61-62l-18-2v-3-3h64c48 0 76 21 76 70z">
          <text:p/>
        </draw:path>
        <draw:path draw:style-name="gr2" draw:layer="layout" svg:width="0.136cm" svg:height="0.139cm" svg:x="11.827cm" svg:y="4.314cm" svg:viewBox="0 0 137 140" svg:d="M111 37c0 22-12 34-28 39l37 55 17 3v3 3h-35l-39-61h-24v26 26l20 3v3 3h-57v-3-3l17-3v-61-62l-19-2v-3-3c47 2 112-12 111 37zM39 70c29 1 52-1 52-30 0-30-23-32-52-31v31z">
          <text:p/>
        </draw:path>
        <draw:path draw:style-name="gr2" draw:layer="layout" svg:width="0.149cm" svg:height="0.14cm" svg:x="11.965cm" svg:y="4.313cm" svg:viewBox="0 0 150 141" svg:d="M45 135v3 3h-45v-3-3l15-3 48-132h19l50 132 18 3v3 3h-60v-3-3l19-3-14-40h-55l-14 40zM67 15l-24 68h49z">
          <text:p/>
        </draw:path>
        <draw:polygon draw:style-name="gr2" draw:layer="layout" svg:width="0.176cm" svg:height="0.139cm" svg:x="12.121cm" svg:y="4.314cm" svg:viewBox="0 0 177 140" draw:points="84,140 80,140 29,19 29,76 29,131 48,134 48,137 48,140 0,140 0,137 0,134 19,131 19,70 19,8 0,6 0,3 0,0 43,0 88,107 137,0 177,0 177,3 177,6 159,8 159,70 159,131 177,134 177,137 177,140 121,140 121,137 121,134 139,131 139,76 139,19">
          <text:p/>
        </draw:polygon>
        <draw:path draw:style-name="gr6" draw:layer="layout" svg:width="1.905cm" svg:height="0.416cm" svg:x="7.944cm" svg:y="2.252cm" svg:viewBox="0 0 1906 417" svg:d="M0 80c0-45 35-80 80-80h1747c44 0 79 35 79 80v258c0 44-35 79-79 79h-1747c-45 0-80-35-80-79z">
          <text:p/>
        </draw:path>
        <draw:path draw:style-name="gr7" draw:layer="layout" svg:width="1.905cm" svg:height="0.416cm" svg:x="7.944cm" svg:y="2.252cm" svg:viewBox="0 0 1906 417" svg:d="M0 80c0-45 35-80 80-80h1747c44 0 79 35 79 80v258c0 44-35 79-79 79h-1747c-45 0-80-35-80-79z">
          <text:p/>
        </draw:path>
        <draw:path draw:style-name="gr8" draw:layer="layout" svg:width="1.905cm" svg:height="0.416cm" svg:x="5.773cm" svg:y="2.251cm" svg:viewBox="0 0 1906 417" svg:d="M0 159c0-88 71-159 158-159h1589c87 0 159 71 159 159v98c0 90-72 160-159 160h-1589c-87 0-158-70-158-160z">
          <text:p/>
        </draw:path>
        <draw:path draw:style-name="gr4" draw:layer="layout" svg:width="1.905cm" svg:height="0.416cm" svg:x="5.773cm" svg:y="2.251cm" svg:viewBox="0 0 1906 417" svg:d="M0 159c0-88 71-159 158-159h1589c87 0 159 71 159 159v98c0 90-72 160-159 160h-1589c-87 0-158-70-158-160z">
          <text:p/>
        </draw:path>
        <draw:polygon draw:style-name="gr6" draw:layer="layout" svg:width="0.258cm" svg:height="0.189cm" svg:x="7.682cm" svg:y="2.249cm" svg:viewBox="0 0 259 190" draw:points="259,142 85,142 85,190 0,95 85,0 85,48 259,48">
          <text:p/>
        </draw:polygon>
        <draw:polygon draw:style-name="gr7" draw:layer="layout" svg:width="0.258cm" svg:height="0.189cm" svg:x="7.682cm" svg:y="2.249cm" svg:viewBox="0 0 259 190" draw:points="259,142 85,142 85,190 0,95 85,0 85,48 259,48">
          <text:p/>
        </draw:polygon>
        <draw:polygon draw:style-name="gr6" draw:layer="layout" svg:width="0.258cm" svg:height="0.189cm" svg:x="7.678cm" svg:y="2.459cm" svg:viewBox="0 0 259 190" draw:points="0,47 175,47 175,0 259,93 175,190 175,142 0,142">
          <text:p/>
        </draw:polygon>
        <draw:polygon draw:style-name="gr7" draw:layer="layout" svg:width="0.258cm" svg:height="0.189cm" svg:x="7.678cm" svg:y="2.459cm" svg:viewBox="0 0 259 190" draw:points="0,47 175,47 175,0 259,93 175,190 175,142 0,142">
          <text:p/>
        </draw:polygon>
        <draw:path draw:style-name="gr8" draw:layer="layout" svg:width="1.905cm" svg:height="0.416cm" svg:x="5.773cm" svg:y="2.96cm" svg:viewBox="0 0 1906 417" svg:d="M0 160c0-87 71-160 158-160h1589c87 0 159 73 159 160v99c0 89-72 158-159 158h-1589c-87 0-158-69-158-158z">
          <text:p/>
        </draw:path>
        <draw:path draw:style-name="gr4" draw:layer="layout" svg:width="1.905cm" svg:height="0.416cm" svg:x="5.773cm" svg:y="2.96cm" svg:viewBox="0 0 1906 417" svg:d="M0 160c0-87 71-160 158-160h1589c87 0 159 73 159 160v99c0 89-72 158-159 158h-1589c-87 0-158-69-158-158z">
          <text:p/>
        </draw:path>
        <draw:polygon draw:style-name="gr6" draw:layer="layout" svg:width="0.257cm" svg:height="0.189cm" svg:x="7.684cm" svg:y="2.959cm" svg:viewBox="0 0 258 190" draw:points="258,142 84,142 84,190 0,96 84,0 84,48 258,48">
          <text:p/>
        </draw:polygon>
        <draw:polygon draw:style-name="gr7" draw:layer="layout" svg:width="0.257cm" svg:height="0.189cm" svg:x="7.684cm" svg:y="2.959cm" svg:viewBox="0 0 258 190" draw:points="258,142 84,142 84,190 0,96 84,0 84,48 258,48">
          <text:p/>
        </draw:polygon>
        <draw:polygon draw:style-name="gr6" draw:layer="layout" svg:width="0.258cm" svg:height="0.189cm" svg:x="7.678cm" svg:y="3.168cm" svg:viewBox="0 0 259 190" draw:points="0,48 175,48 175,0 259,94 175,190 175,142 0,142">
          <text:p/>
        </draw:polygon>
        <draw:polygon draw:style-name="gr7" draw:layer="layout" svg:width="0.258cm" svg:height="0.189cm" svg:x="7.678cm" svg:y="3.168cm" svg:viewBox="0 0 259 190" draw:points="0,48 175,48 175,0 259,94 175,190 175,142 0,142">
          <text:p/>
        </draw:polygon>
        <draw:path draw:style-name="gr8" draw:layer="layout" svg:width="1.905cm" svg:height="0.416cm" svg:x="5.781cm" svg:y="3.668cm" svg:viewBox="0 0 1906 417" svg:d="M0 160c0-88 71-160 158-160h1589c87 0 159 72 159 160v99c0 89-72 158-159 158h-1589c-87 0-158-69-158-158z">
          <text:p/>
        </draw:path>
        <draw:path draw:style-name="gr4" draw:layer="layout" svg:width="1.905cm" svg:height="0.416cm" svg:x="5.781cm" svg:y="3.668cm" svg:viewBox="0 0 1906 417" svg:d="M0 160c0-88 71-160 158-160h1589c87 0 159 72 159 160v99c0 89-72 158-159 158h-1589c-87 0-158-69-158-158z">
          <text:p/>
        </draw:path>
        <draw:polygon draw:style-name="gr6" draw:layer="layout" svg:width="0.257cm" svg:height="0.189cm" svg:x="7.692cm" svg:y="3.67cm" svg:viewBox="0 0 258 190" draw:points="258,142 84,142 84,190 0,96 84,0 84,48 258,48">
          <text:p/>
        </draw:polygon>
        <draw:polygon draw:style-name="gr7" draw:layer="layout" svg:width="0.257cm" svg:height="0.189cm" svg:x="7.692cm" svg:y="3.67cm" svg:viewBox="0 0 258 190" draw:points="258,142 84,142 84,190 0,96 84,0 84,48 258,48">
          <text:p/>
        </draw:polygon>
        <draw:polygon draw:style-name="gr6" draw:layer="layout" svg:width="0.258cm" svg:height="0.189cm" svg:x="7.686cm" svg:y="3.876cm" svg:viewBox="0 0 259 190" draw:points="0,49 175,49 175,0 259,95 175,190 175,143 0,143">
          <text:p/>
        </draw:polygon>
        <draw:polygon draw:style-name="gr7" draw:layer="layout" svg:width="0.258cm" svg:height="0.189cm" svg:x="7.686cm" svg:y="3.876cm" svg:viewBox="0 0 259 190" draw:points="0,49 175,49 175,0 259,95 175,190 175,143 0,143">
          <text:p/>
        </draw:polygon>
        <draw:path draw:style-name="gr8" draw:layer="layout" svg:width="1.905cm" svg:height="0.416cm" svg:x="5.766cm" svg:y="4.386cm" svg:viewBox="0 0 1906 417" svg:d="M0 159c0-88 72-159 159-159h1589c87 0 158 71 158 159v99c0 89-71 159-158 159h-1589c-87 0-159-70-159-159z">
          <text:p/>
        </draw:path>
        <draw:path draw:style-name="gr4" draw:layer="layout" svg:width="1.905cm" svg:height="0.416cm" svg:x="5.766cm" svg:y="4.386cm" svg:viewBox="0 0 1906 417" svg:d="M0 159c0-88 72-159 159-159h1589c87 0 158 71 158 159v99c0 89-71 159-158 159h-1589c-87 0-159-70-159-159z">
          <text:p/>
        </draw:path>
        <draw:polygon draw:style-name="gr6" draw:layer="layout" svg:width="0.257cm" svg:height="0.189cm" svg:x="7.676cm" svg:y="4.384cm" svg:viewBox="0 0 258 190" draw:points="258,143 85,143 85,190 0,97 85,0 85,48 258,48">
          <text:p/>
        </draw:polygon>
        <draw:polygon draw:style-name="gr7" draw:layer="layout" svg:width="0.257cm" svg:height="0.189cm" svg:x="7.676cm" svg:y="4.384cm" svg:viewBox="0 0 258 190" draw:points="258,143 85,143 85,190 0,97 85,0 85,48 258,48">
          <text:p/>
        </draw:polygon>
        <draw:polygon draw:style-name="gr6" draw:layer="layout" svg:width="0.259cm" svg:height="0.189cm" svg:x="7.671cm" svg:y="4.594cm" svg:viewBox="0 0 260 190" draw:points="0,48 176,48 176,0 260,95 176,190 176,142 0,142">
          <text:p/>
        </draw:polygon>
        <draw:polygon draw:style-name="gr7" draw:layer="layout" svg:width="0.259cm" svg:height="0.189cm" svg:x="7.671cm" svg:y="4.594cm" svg:viewBox="0 0 260 190" draw:points="0,48 176,48 176,0 260,95 176,190 176,142 0,142">
          <text:p/>
        </draw:polygon>
        <draw:polyline draw:style-name="gr9" draw:layer="layout" svg:width="1.746cm" svg:height="0.578cm" svg:x="6.719cm" svg:y="4.827cm" svg:viewBox="0 0 1747 579" draw:points="0,0 0,319 1747,319 1747,579">
          <text:p/>
        </draw:polyline>
        <draw:polygon draw:style-name="gr2" draw:layer="layout" svg:width="0.032cm" svg:height="0.016cm" svg:x="6.703cm" svg:y="4.811cm" svg:viewBox="0 0 33 17" draw:points="33,17 0,17 0,0 33,0">
          <text:p/>
        </draw:polygon>
        <draw:polygon draw:style-name="gr10" draw:layer="layout" svg:width="0.146cm" svg:height="0.225cm" svg:x="8.392cm" svg:y="5.421cm" svg:viewBox="0 0 147 226" draw:points="73,226 0,0 147,0">
          <text:p/>
        </draw:polygon>
        <draw:path draw:style-name="gr2" draw:layer="layout" svg:width="0.139cm" svg:height="0.15cm" svg:x="5.95cm" svg:y="2.368cm" svg:viewBox="0 0 140 151" svg:d="M140 0l-12 48h-4c1-2 1-3 1-5 0-17-11-35-37-35-8 0-26 7-26 21 0 16 13 25 26 35 12 11 26 24 26 44 0 22-20 43-55 43-20 0-27-10-43-10-6 0-9 3-12 10h-4l13-53h3c0 2 2 5 2 6 0 18 8 37 36 37 29 0 35-14 35-29 0-8-4-15-11-23-6-6-16-14-24-22-6-6-15-17-15-29 0-17 14-38 47-38 20 0 33 8 42 8 4 0 7-5 8-8z">
          <text:p/>
        </draw:path>
        <draw:path draw:style-name="gr2" draw:layer="layout" svg:width="0.11cm" svg:height="0.138cm" svg:x="6.082cm" svg:y="2.418cm" svg:viewBox="0 0 111 139" svg:d="M62 16l3-3c9-8 19-13 25-13 14 0 21 13 21 35 0 29-24 66-57 66-5 0-8-2-13-5l-4 22c-2 3-2 5-2 8 0 5 2 9 13 9h5l-2 4h-51v-4c14-1 16-7 18-17l27-102c0-4-2-8-8-8-2 0-3 2-7 2v-3l35-7-5 16zM54 45l-11 44c3 4 8 5 11 5 22 0 39-38 39-63 0-13-6-18-11-18-14 0-25 13-28 32z">
          <text:p/>
        </draw:path>
        <draw:path draw:style-name="gr2" draw:layer="layout" svg:width="0.044cm" svg:height="0.139cm" svg:x="6.208cm" svg:y="2.379cm" svg:viewBox="0 0 45 140" svg:d="M45 12c0 6-6 9-10 9-7 0-12-3-12-9 0-5 5-12 12-12 4 0 10 7 10 12zM38 39l-21 81c0 0 0 2 0 4 0 0 2 1 3 1 5 0 7-3 15-11l3 2c-8 9-19 24-30 24-7 0-8-5-8-12 0-1 0-6 15-73 2-1 2-3 2-3 0-3-2-5-8-5-1 0-3 0-5 2l-1-5z">
          <text:p/>
        </draw:path>
        <draw:path draw:style-name="gr2" draw:layer="layout" svg:width="0.105cm" svg:height="0.15cm" svg:x="6.274cm" svg:y="2.368cm" svg:viewBox="0 0 106 151" svg:d="M106 53v3c-14 1-21 5-30 13l-22 19 14 34c3 8 5 14 11 14s11-9 16-16l3 2c-1 5-13 29-27 29-11 0-16-13-17-18l-15-32-11 10-11 36h-17l33-129c2-2 2-3 2-5s-4-5-8-5c-2 0-4 0-5 0l-2-3 35-5-25 101 36-34c4-2 5-5 5-8 0-2-3-3-5-3h-3l2-3z">
          <text:p/>
        </draw:path>
        <draw:path draw:style-name="gr2" draw:layer="layout" svg:width="0.081cm" svg:height="0.1cm" svg:x="6.392cm" svg:y="2.418cm" svg:viewBox="0 0 82 101" svg:d="M72 74l3 3c-16 17-30 24-45 24-21 0-30-20-30-36 0-5 0-8 1-13 5-24 30-52 58-52 10 0 23 3 23 17 0 27-37 38-63 40v6c0 15 11 25 25 25 9 0 20-5 28-14zM19 50h1c24 0 44-14 44-35 0-4-3-9-9-9-16 0-30 25-36 44z">
          <text:p/>
        </draw:path>
        <draw:path draw:style-name="gr2" draw:layer="layout" svg:width="0.062cm" svg:height="0.147cm" svg:x="6.56cm" svg:y="2.367cm" svg:viewBox="0 0 63 148" svg:d="M63 148h-61v-3c16 0 21-5 21-17v-100c0-8-1-11-6-11-2 0-6 2-11 3l-6 2v-3l41-19h1v132c0 10 5 13 21 13z">
          <text:p/>
        </draw:path>
        <draw:path draw:style-name="gr2" draw:layer="layout" svg:width="0.032cm" svg:height="0.054cm" svg:x="6.657cm" svg:y="2.492cm" svg:viewBox="0 0 33 55" svg:d="M6 55l-1-5c12-8 17-16 17-23 0-2 0-4-3-4-2 0-3 2-6 2-8 0-13-3-13-11s6-14 14-14c10 0 19 9 19 20 0 13-11 27-27 35z">
          <text:p/>
        </draw:path>
        <draw:path draw:style-name="gr2" draw:layer="layout" svg:width="0.023cm" svg:height="0.026cm" svg:x="6.808cm" svg:y="2.492cm" svg:viewBox="0 0 24 27" svg:d="M24 14c0 6-6 13-13 13s-11-7-11-13c0-8 4-14 11-14s13 6 13 14z">
          <text:p/>
        </draw:path>
        <draw:path draw:style-name="gr2" draw:layer="layout" svg:width="0.026cm" svg:height="0.026cm" svg:x="6.898cm" svg:y="2.492cm" svg:viewBox="0 0 27 27" svg:d="M27 14c0 6-7 13-13 13-7 0-14-7-14-13 0-8 7-14 14-14 6 0 13 6 13 14z">
          <text:p/>
        </draw:path>
        <draw:path draw:style-name="gr2" draw:layer="layout" svg:width="0.024cm" svg:height="0.026cm" svg:x="6.99cm" svg:y="2.492cm" svg:viewBox="0 0 25 27" svg:d="M25 14c0 6-5 13-14 13-6 0-11-7-11-13 0-8 5-14 13-14 7 0 12 6 12 14z">
          <text:p/>
        </draw:path>
        <draw:path draw:style-name="gr2" draw:layer="layout" svg:width="0.031cm" svg:height="0.054cm" svg:x="7.078cm" svg:y="2.492cm" svg:viewBox="0 0 32 55" svg:d="M6 55l-2-5c12-8 19-16 19-23 0-2 0-4-3-4-2 0-4 2-7 2-9 0-13-3-13-11s6-14 15-14 17 9 17 20c0 13-9 27-26 35z">
          <text:p/>
        </draw:path>
        <draw:path draw:style-name="gr2" draw:layer="layout" svg:width="0.189cm" svg:height="0.143cm" svg:x="7.22cm" svg:y="2.371cm" svg:viewBox="0 0 190 144" svg:d="M190 0v4h-4c-16 0-21 6-23 14l-32 126h-7l-59-115h-1l-24 98c0 3-1 5-1 6 0 5 4 8 17 8h5l-2 3h-59l2-3h3c18 0 22-6 24-14l27-112c-3-10-13-11-19-11h-5l2-4h43l52 103 22-85c0-2 0-3 0-6 0-4-3-8-16-8h-4l1-4z">
          <text:p/>
        </draw:path>
        <draw:path draw:style-name="gr2" draw:layer="layout" svg:width="0.099cm" svg:height="0.104cm" svg:x="7.406cm" svg:y="2.445cm" svg:viewBox="0 0 100 105" svg:d="M100 0l-8 33h-4c0 0 0-2 0-3 0-13-6-26-23-26-7 0-20 5-20 16s10 18 18 24c10 8 19 17 19 31 0 16-14 30-39 30-14 0-19-6-32-6-3 0-5 2-8 6h-3l10-36h3c0 1 0 3 0 5 0 12 6 25 27 25 20 0 25-11 25-21 0-4-4-11-8-15-5-5-12-11-19-16-3-5-11-13-11-21 0-12 10-26 36-26 13 0 22 4 29 4 3 0 4-3 4-4z">
          <text:p/>
        </draw:path>
        <draw:path draw:style-name="gr2" draw:layer="layout" svg:width="0.144cm" svg:height="0.148cm" svg:x="5.981cm" svg:y="3.07cm" svg:viewBox="0 0 145 149" svg:d="M145 0l-12 49h-3c0-1 0-3 0-9 0-15-7-32-34-32-44 0-69 44-69 82 0 24 12 48 42 48 21 0 37-12 48-22 2-2 2-3 3-5l5 3c-6 9-14 17-21 20-16 13-33 15-41 15-43 0-63-29-63-63 0-50 44-86 96-86 13 0 24 6 35 6 2 0 7 0 11-6z">
          <text:p/>
        </draw:path>
        <draw:path draw:style-name="gr2" draw:layer="layout" svg:width="0.087cm" svg:height="0.1cm" svg:x="6.135cm" svg:y="3.118cm" svg:viewBox="0 0 88 101" svg:d="M88 35c0 30-24 66-59 66-23 0-29-21-29-38 0-27 22-63 55-63 17 0 33 11 33 35zM70 27c0-8-3-21-15-21-18 0-38 33-38 64 0 7 0 24 14 24 24 0 39-50 39-67z">
          <text:p/>
        </draw:path>
        <draw:path draw:style-name="gr2" draw:layer="layout" svg:width="0.095cm" svg:height="0.098cm" svg:x="6.233cm" svg:y="3.118cm" svg:viewBox="0 0 96 99" svg:d="M96 77l-1 1c-5 7-17 21-28 21-8 0-10-5-10-9s2-7 2-10l12-49c0-1 2-6 2-9 0-5-2-8-5-8-9 0-22 19-30 28-8 14-13 24-14 28l-8 27h-16l21-82c0-4-2-7-7-7-3 0-4 0-6 1v-5l35-4-11 41c1 0 11-14 12-16 8-11 23-25 35-25 11 0 14 6 14 14 0 5-2 11-3 16l-14 50c0 2 0 2 0 3 0 2 0 3 3 3 5 0 11-8 14-12z">
          <text:p/>
        </draw:path>
        <draw:path draw:style-name="gr2" draw:layer="layout" svg:width="0.089cm" svg:height="0.102cm" svg:x="6.35cm" svg:y="3.114cm" svg:viewBox="0 0 90 103" svg:d="M40 2l-19 71c0 2 0 4 0 7 0 9 3 15 12 15 24 0 38-26 46-45 2-5 3-11 3-16 0-16-12-15-12-24 0-8 4-10 11-10 9 0 9 12 9 18 0 22-8 44-20 62-10 14-27 23-43 23-14 0-27-3-27-20 0-5 2-10 2-14l14-46c1-2 1-4 1-5 0-5-9-5-13-5v-3c12-3 24-5 36-10z">
          <text:p/>
        </draw:path>
        <draw:path draw:style-name="gr2" draw:layer="layout" svg:width="0.062cm" svg:height="0.147cm" svg:x="6.525cm" svg:y="3.067cm" svg:viewBox="0 0 63 148" svg:d="M63 148h-61v-3c16 0 20-4 20-17v-100c0-8-1-11-6-11-2 0-6 2-10 3l-6 2v-3l40-19h1v133c0 9 6 12 22 12z">
          <text:p/>
        </draw:path>
        <draw:path draw:style-name="gr2" draw:layer="layout" svg:width="0.03cm" svg:height="0.054cm" svg:x="6.624cm" svg:y="3.192cm" svg:viewBox="0 0 31 55" svg:d="M4 55l-1-5c12-9 20-16 20-24 0-2-2-4-3-4-5 0-6 2-8 2-9 0-12-3-12-11s4-13 12-13c11 0 19 8 19 19 0 13-10 28-27 36z">
          <text:p/>
        </draw:path>
        <draw:path draw:style-name="gr2" draw:layer="layout" svg:width="0.024cm" svg:height="0.026cm" svg:x="6.773cm" svg:y="3.192cm" svg:viewBox="0 0 25 27" svg:d="M25 14c0 6-5 13-13 13-7 0-12-7-12-13 0-7 5-14 13-14 7 0 12 7 12 14z">
          <text:p/>
        </draw:path>
        <draw:path draw:style-name="gr2" draw:layer="layout" svg:width="0.026cm" svg:height="0.026cm" svg:x="6.863cm" svg:y="3.192cm" svg:viewBox="0 0 27 27" svg:d="M27 14c0 6-7 13-14 13-6 0-13-7-13-13 0-7 7-14 13-14 7 0 14 7 14 14z">
          <text:p/>
        </draw:path>
        <draw:path draw:style-name="gr2" draw:layer="layout" svg:width="0.024cm" svg:height="0.026cm" svg:x="6.955cm" svg:y="3.192cm" svg:viewBox="0 0 25 27" svg:d="M25 14c0 6-5 13-11 13-9 0-14-7-14-13 0-7 8-14 14-14s11 7 11 14z">
          <text:p/>
        </draw:path>
        <draw:path draw:style-name="gr2" draw:layer="layout" svg:width="0.03cm" svg:height="0.054cm" svg:x="7.044cm" svg:y="3.192cm" svg:viewBox="0 0 31 55" svg:d="M7 55l-4-5c14-9 20-16 20-24 0-2-1-4-3-4-1 0-6 2-7 2-8 0-13-3-13-11s5-13 13-13c10 0 18 8 18 19 0 13-9 28-24 36z">
          <text:p/>
        </draw:path>
        <draw:path draw:style-name="gr2" draw:layer="layout" svg:width="0.191cm" svg:height="0.142cm" svg:x="7.185cm" svg:y="3.072cm" svg:viewBox="0 0 192 143" svg:d="M192 0l-2 3h-3c-17 0-22 6-24 14l-31 126h-5l-60-115h-2l-24 98c0 3 0 5 0 6 0 5 3 8 16 8h5l-2 3h-60l2-3h3c18 0 22-6 24-14l30-112c-5-10-15-11-21-11h-6l2-3h44l52 102h2l20-85c0-2 2-3 2-6s-5-8-18-8h-4l1-3z">
          <text:p/>
        </draw:path>
        <draw:path draw:style-name="gr2" draw:layer="layout" svg:width="0.101cm" svg:height="0.103cm" svg:x="7.373cm" svg:y="3.146cm" svg:viewBox="0 0 102 104" svg:d="M102 0l-8 34h-1c0 0 0-2 0-7 0-9-5-22-25-22-32 0-49 32-49 59 0 18 8 34 30 34 14 0 26-8 34-16 0-1 2-1 2-4l3 3c-3 6-8 11-13 14-13 9-24 9-31 9-30 0-44-20-44-43 0-35 30-61 68-61 9 0 17 3 25 3 1 0 5 0 6-3z">
          <text:p/>
        </draw:path>
        <draw:path draw:style-name="gr2" draw:layer="layout" svg:width="0.146cm" svg:height="0.143cm" svg:x="6.004cm" svg:y="3.789cm" svg:viewBox="0 0 147 144" svg:d="M37 0h59c38 0 51 19 51 35 0 22-18 45-62 45-7 0-12-1-16-1-2 0-2 0-4 0l-12 48c0 3 0 4 0 6 0 5 3 8 16 8h8l-2 3h-75l2-3h3c18 0 22-7 24-14l27-109c0-2 2-5 2-7 0-5-5-8-18-8h-5zM83 10l-16 59c5 2 10 2 14 2 23 0 40-15 40-38 0-14-6-25-27-25-5 0-8 0-11 2z">
          <text:p/>
        </draw:path>
        <draw:path draw:style-name="gr2" draw:layer="layout" svg:width="0.087cm" svg:height="0.1cm" svg:x="6.16cm" svg:y="3.835cm" svg:viewBox="0 0 88 101" svg:d="M88 35c0 31-24 66-58 66-23 0-30-20-30-36 0-28 23-65 55-65 19 0 33 11 33 35zM71 27c0-8-3-20-16-20-18 0-37 33-37 64 0 6 0 24 13 24 24 0 40-50 40-68z">
          <text:p/>
        </draw:path>
        <draw:path draw:style-name="gr2" draw:layer="layout" svg:width="0.087cm" svg:height="0.1cm" svg:x="6.26cm" svg:y="3.835cm" svg:viewBox="0 0 88 101" svg:d="M88 35c0 31-25 66-58 66-22 0-30-20-30-36 0-28 22-65 56-65 17 0 32 11 32 35zM70 27c0-8-3-20-14-20-20 0-39 33-39 64 0 6 2 24 15 24 22 0 38-50 38-68z">
          <text:p/>
        </draw:path>
        <draw:path draw:style-name="gr2" draw:layer="layout" svg:width="0.05cm" svg:height="0.149cm" svg:x="6.362cm" svg:y="3.786cm" svg:viewBox="0 0 51 150" svg:d="M51 0l-32 131v2c0 1 0 3 1 3 7 0 14-8 15-13l4 3c-8 8-17 24-30 24-8 0-9-6-9-11 0-3 1-6 1-8l30-113c0-3 0-5 0-5 0-4-2-5-8-5-1 0-4 0-6 0v-3z">
          <text:p/>
        </draw:path>
        <draw:path draw:style-name="gr2" draw:layer="layout" svg:width="0.062cm" svg:height="0.148cm" svg:x="6.501cm" svg:y="3.784cm" svg:viewBox="0 0 63 149" svg:d="M63 149h-61v-3c17 0 21-5 21-19v-98c0-8-1-11-6-11-3 0-6 1-10 3l-7 2v-4l41-19h2v132c0 11 4 14 20 14z">
          <text:p/>
        </draw:path>
        <draw:path draw:style-name="gr2" draw:layer="layout" svg:width="0.032cm" svg:height="0.054cm" svg:x="6.598cm" svg:y="3.91cm" svg:viewBox="0 0 33 55" svg:d="M6 55l-1-5c11-8 18-16 18-24 0-1-2-3-4-3-1 0-3 2-6 2-8 0-13-4-13-13 0-7 6-12 14-12 11 0 19 8 19 20 0 13-10 27-27 35z">
          <text:p/>
        </draw:path>
        <draw:path draw:style-name="gr2" draw:layer="layout" svg:width="0.026cm" svg:height="0.025cm" svg:x="6.747cm" svg:y="3.91cm" svg:viewBox="0 0 27 26" svg:d="M27 12c0 8-7 14-13 14s-14-6-14-14c0-6 8-12 14-12s13 6 13 12z">
          <text:p/>
        </draw:path>
        <draw:path draw:style-name="gr2" draw:layer="layout" svg:width="0.024cm" svg:height="0.025cm" svg:x="6.839cm" svg:y="3.91cm" svg:viewBox="0 0 25 26" svg:d="M25 12c0 8-5 14-11 14-9 0-14-6-14-14 0-6 8-12 14-12s11 6 11 12z">
          <text:p/>
        </draw:path>
        <draw:path draw:style-name="gr2" draw:layer="layout" svg:width="0.024cm" svg:height="0.025cm" svg:x="6.931cm" svg:y="3.91cm" svg:viewBox="0 0 25 26" svg:d="M25 12c0 8-4 14-12 14s-13-6-13-14c0-6 5-12 14-12 7 0 11 6 11 12z">
          <text:p/>
        </draw:path>
        <draw:path draw:style-name="gr2" draw:layer="layout" svg:width="0.032cm" svg:height="0.054cm" svg:x="7.019cm" svg:y="3.91cm" svg:viewBox="0 0 33 55" svg:d="M7 55l-1-5c11-8 17-16 17-24 0-1-2-3-3-3-2 0-3 2-7 2-7 0-13-4-13-13 0-7 7-12 15-12 10 0 18 8 18 20 0 13-10 27-26 35z">
          <text:p/>
        </draw:path>
        <draw:path draw:style-name="gr2" draw:layer="layout" svg:width="0.189cm" svg:height="0.143cm" svg:x="7.162cm" svg:y="3.789cm" svg:viewBox="0 0 190 144" svg:d="M190 0v3h-5c-16 0-21 7-22 15l-32 126h-7l-60-115-24 98c-1 3-1 4-1 6 0 5 5 8 17 8h3v3h-59l1-3h3c18 0 23-7 24-14l28-113c-3-9-12-11-19-11h-5v-3h45l52 103 22-85c0-2 0-4 0-7s-3-8-15-8h-5l1-3z">
          <text:p/>
        </draw:path>
        <draw:path draw:style-name="gr2" draw:layer="layout" svg:width="0.103cm" svg:height="0.101cm" svg:x="7.346cm" svg:y="3.864cm" svg:viewBox="0 0 104 102" svg:d="M25 0h44c25 0 35 14 35 25 0 14-13 31-44 31-4 0-8 0-13 0h-1l-8 34c-2 1-2 3-2 4 0 4 4 5 13 5h5l-2 3h-52l1-3h2c13 0 16-3 17-9l20-78c0-1 0-3 0-4 0-4-2-5-12-5h-3zM60 6l-13 44c4 0 7 2 11 2 16 0 29-13 29-28 0-10-5-18-21-18-2 0-5 0-6 0z">
          <text:p/>
        </draw:path>
        <draw:path draw:style-name="gr2" draw:layer="layout" svg:width="0.151cm" svg:height="0.143cm" svg:x="6.042cm" svg:y="4.497cm" svg:viewBox="0 0 152 144" svg:d="M152 0l-10 35h-3c0-2 0-5 0-8 0-17-13-19-24-19h-32l-14 54h19c12 0 24-2 28-21h4l-15 55h-3c2-3 2-9 2-14 0-9-10-11-16-11h-21l-14 56c0 1 0 3 0 4 0 7 3 10 17 10h7l-2 3h-75l2-3h3c18 0 22-7 24-14l27-109c0-2 2-5 2-7 0-3-5-8-18-8h-5l2-3z">
          <text:p/>
        </draw:path>
        <draw:path draw:style-name="gr2" draw:layer="layout" svg:width="0.145cm" svg:height="0.147cm" svg:x="6.204cm" svg:y="4.496cm" svg:viewBox="0 0 146 148" svg:d="M146 0l-11 50h-3c0-2 0-3 0-10 0-14-8-33-34-33-45 0-71 46-71 84 0 24 13 46 44 46 21 0 37-11 46-21 2-1 3-3 5-4l5 3c-7 8-14 16-21 19-17 13-33 14-41 14-44 0-65-28-65-62 0-49 45-86 98-86 11 0 24 6 35 6 2 0 7 0 10-6z">
          <text:p/>
        </draw:path>
        <draw:path draw:style-name="gr2" draw:layer="layout" svg:width="0.062cm" svg:height="0.148cm" svg:x="6.428cm" svg:y="4.492cm" svg:viewBox="0 0 63 149" svg:d="M63 149h-61v-3c16 0 21-5 21-18v-98c0-8-1-11-7-11-1 0-6 1-9 3l-7 2v-4l41-20h2v133c0 10 4 13 20 13z">
          <text:p/>
        </draw:path>
        <draw:path draw:style-name="gr2" draw:layer="layout" svg:width="0.032cm" svg:height="0.054cm" svg:x="6.525cm" svg:y="4.618cm" svg:viewBox="0 0 33 55" svg:d="M7 55l-1-5c13-9 17-17 17-25 0-1 0-3-3-3-1 0-3 2-6 2-8 0-14-4-14-12 0-7 7-12 15-12 10 0 18 8 18 19 0 13-10 27-26 36z">
          <text:p/>
        </draw:path>
        <draw:path draw:style-name="gr2" draw:layer="layout" svg:width="0.024cm" svg:height="0.025cm" svg:x="6.676cm" svg:y="4.618cm" svg:viewBox="0 0 25 26" svg:d="M25 13c0 7-7 13-13 13-7 0-12-6-12-13s5-13 12-13c6 0 13 6 13 13z">
          <text:p/>
        </draw:path>
        <draw:path draw:style-name="gr2" draw:layer="layout" svg:width="0.026cm" svg:height="0.025cm" svg:x="6.766cm" svg:y="4.618cm" svg:viewBox="0 0 27 26" svg:d="M27 13c0 7-7 13-13 13-7 0-14-6-14-13s7-13 14-13c6 0 13 6 13 13z">
          <text:p/>
        </draw:path>
        <draw:path draw:style-name="gr2" draw:layer="layout" svg:width="0.024cm" svg:height="0.025cm" svg:x="6.858cm" svg:y="4.618cm" svg:viewBox="0 0 25 26" svg:d="M25 13c0 7-4 13-12 13s-13-6-13-13 5-13 14-13c7 0 11 6 11 13z">
          <text:p/>
        </draw:path>
        <draw:path draw:style-name="gr2" draw:layer="layout" svg:width="0.031cm" svg:height="0.054cm" svg:x="6.947cm" svg:y="4.618cm" svg:viewBox="0 0 32 55" svg:d="M5 55l-1-5c12-9 20-17 20-25 0-1-3-3-5-3-3 0-4 2-6 2-9 0-13-4-13-12 0-7 5-12 13-12 11 0 19 8 19 19 0 13-11 27-27 36z">
          <text:p/>
        </draw:path>
        <draw:path draw:style-name="gr2" draw:layer="layout" svg:width="0.19cm" svg:height="0.143cm" svg:x="7.089cm" svg:y="4.497cm" svg:viewBox="0 0 191 144" svg:d="M191 0l-1 3h-4c-17 0-22 7-23 15l-33 126h-5l-60-115h-2l-24 98c0 3 0 4 0 6 0 5 4 8 16 8h5l-2 3h-58l1-3h3c18 0 23-7 24-14l27-113c-3-9-12-11-19-11h-5l2-3h43l52 103h2l21-85c0-2 2-4 2-7s-5-8-17-8h-6l2-3z">
          <text:p/>
        </draw:path>
        <draw:path draw:style-name="gr2" draw:layer="layout" svg:width="0.106cm" svg:height="0.101cm" svg:x="7.273cm" svg:y="4.572cm" svg:viewBox="0 0 107 102" svg:d="M107 0l-6 25h-2c0-1 0-3 0-6 0-11-9-13-17-13h-22l-10 39h13c9 0 16-1 20-15h2l-10 37h-1c0-1 0-6 0-9 0-6-7-6-11-6h-15l-9 38c0 1-2 3-2 3 0 5 3 6 13 6h5v3h-55l2-3h4c11 0 14-3 15-9l19-78c0-1 0-3 0-3 0-4-1-6-11-6h-3l2-3z">
          <text:p/>
        </draw:path>
        <draw:path draw:style-name="gr2" draw:layer="layout" svg:width="0.133cm" svg:height="0.117cm" svg:x="8.092cm" svg:y="2.397cm" svg:viewBox="0 0 134 118" svg:d="M29 0h53c33 0 52 17 52 49 0 39-30 69-77 69h-57l2-1h3c12 0 17-7 19-13l23-90c0-1 0-3 0-5 0-4-3-6-13-6h-5zM68 6l-23 93c0 3 0 5 0 5 0 8 12 8 18 8 35 0 49-33 49-60 0-20-6-46-33-46-3 0-8 0-11 0z">
          <text:p/>
        </draw:path>
        <draw:path draw:style-name="gr2" draw:layer="layout" svg:width="0.185cm" svg:height="0.117cm" svg:x="8.236cm" svg:y="2.397cm" svg:viewBox="0 0 186 118" svg:d="M186 0v1h-4c-14 0-17 5-19 12l-23 91c0 2 0 5 0 6 0 4 3 7 14 7h3v1h-60v-1h3c14 0 17-7 19-13l21-80h-2l-62 94h-5l-17-94-21 78c0 4 0 5 0 8 0 4 3 7 14 7h4l-2 1h-49v-1h5c15 0 19-7 20-15l22-86c0-3 0-7 0-8 0-3-3-7-14-7h-3l2-1h38l16 90h1l60-90z">
          <text:p/>
        </draw:path>
        <draw:path draw:style-name="gr2" draw:layer="layout" svg:width="0.119cm" svg:height="0.12cm" svg:x="8.427cm" svg:y="2.394cm" svg:viewBox="0 0 120 121" svg:d="M120 121h-52v-1h3c11 0 12-5 12-11 0-2 0-4 0-5l-1-22h-37l-16 27c0 1-1 3-1 4 0 4 3 7 8 7h5v1h-41v-1c8-2 14-3 21-15l66-105h3l14 107c0 8 5 13 13 13h3zM80 76l-4-41h-2l-25 41z">
          <text:p/>
        </draw:path>
        <draw:path draw:style-name="gr2" draw:layer="layout" svg:width="0.077cm" svg:height="0.083cm" svg:x="8.605cm" svg:y="2.435cm" svg:viewBox="0 0 78 84" svg:d="M78 2l-15 64v2c0 1 0 3 1 3 3 0 5 0 13-10l1 2c-4 9-15 21-24 21-7 0-8-5-8-12 0-1 1-6 1-8-12 16-23 20-31 20-12 0-16-12-16-23 0-24 24-61 49-61 9 0 14 5 14 8l1-6zM59 17c0-6-1-12-8-12-13 0-24 16-31 32-3 8-4 16-4 23 0 9 4 12 9 12 13 0 26-17 33-35 1-5 1-13 1-20z">
          <text:p/>
        </draw:path>
        <draw:path draw:style-name="gr2" draw:layer="layout" svg:width="0.026cm" svg:height="0.044cm" svg:x="8.698cm" svg:y="2.497cm" svg:viewBox="0 0 27 45" svg:d="M6 45l-2-4c12-8 16-14 16-20 0-2-1-2-3-2-1 0-3 0-5 0-6 0-12-3-12-10 0-6 6-9 12-9 8 0 15 6 15 16 0 11-8 23-21 29z">
          <text:p/>
        </draw:path>
        <draw:path draw:style-name="gr2" draw:layer="layout" svg:width="0.021cm" svg:height="0.021cm" svg:x="8.822cm" svg:y="2.497cm" svg:viewBox="0 0 22 22" svg:d="M22 12c0 5-5 10-11 10s-11-5-11-13c0-4 5-9 11-9s11 5 11 12z">
          <text:p/>
        </draw:path>
        <draw:path draw:style-name="gr2" draw:layer="layout" svg:width="0.021cm" svg:height="0.021cm" svg:x="8.898cm" svg:y="2.497cm" svg:viewBox="0 0 22 22" svg:d="M22 12c0 5-6 10-12 10-5 0-10-5-10-13 0-4 5-9 12-9 4 0 10 5 10 12z">
          <text:p/>
        </draw:path>
        <draw:path draw:style-name="gr2" draw:layer="layout" svg:width="0.02cm" svg:height="0.021cm" svg:x="8.975cm" svg:y="2.497cm" svg:viewBox="0 0 21 22" svg:d="M21 12c0 5-6 10-12 10-5 0-9-5-9-13 0-4 4-9 9-9 6 0 12 5 12 12z">
          <text:p/>
        </draw:path>
        <draw:path draw:style-name="gr2" draw:layer="layout" svg:width="0.025cm" svg:height="0.044cm" svg:x="9.048cm" svg:y="2.497cm" svg:viewBox="0 0 26 45" svg:d="M4 45l-1-4c10-8 17-14 17-20 0-2-2-2-4-2-1 0-3 0-4 0-9 0-12-3-12-10 0-6 4-9 12-9s14 6 14 16c0 11-8 23-22 29z">
          <text:p/>
        </draw:path>
        <draw:path draw:style-name="gr2" draw:layer="layout" svg:width="0.077cm" svg:height="0.083cm" svg:x="9.167cm" svg:y="2.435cm" svg:viewBox="0 0 78 84" svg:d="M78 2l-15 64v2c0 1 0 3 1 3 2 0 5 0 13-10l1 2c-6 9-15 21-23 21-7 0-8-5-8-12 0-1 1-6 1-8-15 16-26 20-32 20-12 0-16-12-16-23 0-24 23-61 50-61 8 0 13 5 13 8l1-6zM59 17c0-6-1-12-9-12-11 0-23 16-30 32-3 8-4 16-4 23 0 9 4 12 9 12 14 0 26-17 31-35 2-5 3-13 3-20z">
          <text:p/>
        </draw:path>
        <draw:polygon draw:style-name="gr2" draw:layer="layout" svg:width="0.106cm" svg:height="0.106cm" svg:x="9.3cm" svg:y="2.416cm" svg:viewBox="0 0 107 107" draw:points="107,59 59,59 59,107 48,107 48,59 0,59 0,48 48,48 48,0 59,0 59,48 107,48">
          <text:p/>
        </draw:polygon>
        <draw:path draw:style-name="gr2" draw:layer="layout" svg:width="0.157cm" svg:height="0.117cm" svg:x="9.462cm" svg:y="2.397cm" svg:viewBox="0 0 158 118" svg:d="M158 0v1h-3c-14 0-18 5-19 13l-27 104h-6l-49-96h-2l-19 82c0 2 0 3 0 6 0 4 2 7 13 7h3v1h-49l2-1h3c14 0 17-7 19-13l24-93c-5-8-13-10-18-10h-3v-1h36l44 85h2l17-71c0-1 0-3 0-5 0-4-3-8-12-8h-5l1-1z">
          <text:p/>
        </draw:path>
        <draw:path draw:style-name="gr2" draw:layer="layout" svg:width="0.08cm" svg:height="0.086cm" svg:x="9.618cm" svg:y="2.457cm" svg:viewBox="0 0 81 87" svg:d="M81 0l-7 27h-2v-1c0-12-6-21-21-21-4 0-16 3-16 11 0 10 8 14 16 22 8 6 15 14 15 25 0 13-11 24-31 24-12 0-15-5-27-5-4 0-5 2-7 5h-1l8-30h2c0 1 0 3 0 5 0 9 5 20 22 20 16 0 19-8 19-17 0-3-1-8-4-11-5-5-12-10-16-15-3-3-8-10-8-17 0-11 8-22 28-22 10 0 18 5 23 5 3 0 4-3 4-5z">
          <text:p/>
        </draw:path>
        <draw:path draw:style-name="gr6" draw:layer="layout" svg:width="1.905cm" svg:height="0.416cm" svg:x="7.944cm" svg:y="2.96cm" svg:viewBox="0 0 1906 417" svg:d="M0 81c0-45 35-81 80-81h1747c44 0 79 36 79 81v257c0 44-35 79-79 79h-1747c-45 0-80-35-80-79z">
          <text:p/>
        </draw:path>
        <draw:path draw:style-name="gr7" draw:layer="layout" svg:width="1.905cm" svg:height="0.416cm" svg:x="7.944cm" svg:y="2.96cm" svg:viewBox="0 0 1906 417" svg:d="M0 81c0-45 35-81 80-81h1747c44 0 79 36 79 81v257c0 44-35 79-79 79h-1747c-45 0-80-35-80-79z">
          <text:p/>
        </draw:path>
        <draw:path draw:style-name="gr2" draw:layer="layout" svg:width="0.134cm" svg:height="0.118cm" svg:x="8.101cm" svg:y="3.095cm" svg:viewBox="0 0 135 119" svg:d="M30 0h51c35 0 54 18 54 50 0 39-30 69-78 69h-57l2-2h3c13 0 19-6 20-12l23-90c0-2 0-4 0-5 0-5-4-6-15-6h-3zM68 7l-22 93c0 3 0 5 0 5 0 8 11 8 17 8 35 0 50-34 50-60 0-21-7-46-34-46-3 0-8 0-11 0z">
          <text:p/>
        </draw:path>
        <draw:path draw:style-name="gr2" draw:layer="layout" svg:width="0.184cm" svg:height="0.118cm" svg:x="8.246cm" svg:y="3.095cm" svg:viewBox="0 0 185 119" svg:d="M185 0v2h-3c-15 0-19 5-20 11l-24 92c0 1 0 4 0 6 0 3 3 6 14 6h4v2h-61v-2h3c15 0 18-6 19-12l21-81h-2l-61 95h-5l-18-95-20 79c0 3 0 5 0 8s3 6 14 6h3l-1 2h-48v-2h3c14 0 19-6 21-14l20-87c2-3 2-6 2-8 0-3-3-6-14-6h-3v-2h39l16 90 62-90z">
          <text:p/>
        </draw:path>
        <draw:path draw:style-name="gr2" draw:layer="layout" svg:width="0.119cm" svg:height="0.121cm" svg:x="8.436cm" svg:y="3.092cm" svg:viewBox="0 0 120 122" svg:d="M120 122h-52v-2h3c10 0 13-4 13-11 0-1 0-3 0-6l-3-20h-35l-16 26c-2 2-2 3-2 5 0 3 4 6 8 6h5v2h-41v-2c7-1 15-3 22-14l64-106h3l14 108c2 8 6 12 14 12h3zM81 76l-5-41h-2l-25 41z">
          <text:p/>
        </draw:path>
        <draw:path draw:style-name="gr2" draw:layer="layout" svg:width="0.075cm" svg:height="0.124cm" svg:x="8.614cm" svg:y="3.092cm" svg:viewBox="0 0 76 125" svg:d="M30 54h3c6-7 13-12 22-12 13 0 21 13 21 27 0 23-21 56-50 56-10 0-18-3-26-9l27-103c0-2 0-2 0-3 0-2-3-3-5-3-3 0-4 0-6 0v-2l30-5zM24 77l-9 39c0 1 6 3 9 3 23 0 36-32 36-50 0-12-6-17-13-17-12 0-20 16-23 25z">
          <text:p/>
        </draw:path>
        <draw:path draw:style-name="gr2" draw:layer="layout" svg:width="0.025cm" svg:height="0.043cm" svg:x="8.702cm" svg:y="3.195cm" svg:viewBox="0 0 26 44" svg:d="M5 44l-1-3c11-6 16-13 16-20 0-2-2-2-4-2-1 0-3 0-4 0-7 0-12-3-12-9s5-10 12-10c8 0 14 7 14 16 0 12-8 23-21 28z">
          <text:p/>
        </draw:path>
        <draw:path draw:style-name="gr2" draw:layer="layout" svg:width="0.021cm" svg:height="0.021cm" svg:x="8.825cm" svg:y="3.195cm" svg:viewBox="0 0 22 22" svg:d="M22 10c0 7-5 12-10 12-7 0-12-5-12-12 0-5 5-10 12-10 5 0 10 5 10 10z">
          <text:p/>
        </draw:path>
        <draw:path draw:style-name="gr2" draw:layer="layout" svg:width="0.02cm" svg:height="0.021cm" svg:x="8.902cm" svg:y="3.195cm" svg:viewBox="0 0 21 22" svg:d="M21 10c0 7-5 12-12 12-5 0-9-5-9-12 0-5 4-10 9-10 7 0 12 5 12 10z">
          <text:p/>
        </draw:path>
        <draw:path draw:style-name="gr2" draw:layer="layout" svg:width="0.019cm" svg:height="0.021cm" svg:x="8.978cm" svg:y="3.195cm" svg:viewBox="0 0 20 22" svg:d="M20 10c0 7-6 12-11 12-6 0-9-5-9-12 0-5 5-10 9-10 5 0 11 5 11 10z">
          <text:p/>
        </draw:path>
        <draw:path draw:style-name="gr2" draw:layer="layout" svg:width="0.025cm" svg:height="0.043cm" svg:x="9.051cm" svg:y="3.195cm" svg:viewBox="0 0 26 44" svg:d="M6 44l-2-3c9-6 14-13 14-20 0-2 0-2-1-2-2 0-4 0-7 0-6 0-10-3-10-9s6-10 12-10c8 0 14 7 14 16 0 12-8 23-20 28z">
          <text:p/>
        </draw:path>
        <draw:path draw:style-name="gr2" draw:layer="layout" svg:width="0.073cm" svg:height="0.124cm" svg:x="9.17cm" svg:y="3.092cm" svg:viewBox="0 0 74 125" svg:d="M31 54h2c6-7 12-12 22-12 13 0 19 13 19 27 0 23-19 56-48 56-9 0-17-3-26-9l26-103c2-2 2-2 2-3 0-2-3-3-7-3-1 0-3 0-4 0v-2l28-5zM25 77l-10 39c0 1 6 3 10 3 22 0 35-32 35-50 0-12-8-17-13-17-14 0-19 16-22 25z">
          <text:p/>
        </draw:path>
        <draw:polygon draw:style-name="gr2" draw:layer="layout" svg:width="0.106cm" svg:height="0.107cm" svg:x="9.297cm" svg:y="3.114cm" svg:viewBox="0 0 107 108" draw:points="107,60 59,60 59,108 47,108 47,60 0,60 0,49 47,49 47,0 59,0 59,49 107,49">
          <text:p/>
        </draw:polygon>
        <draw:path draw:style-name="gr2" draw:layer="layout" svg:width="0.157cm" svg:height="0.118cm" svg:x="9.459cm" svg:y="3.095cm" svg:viewBox="0 0 158 119" svg:d="M158 0v2h-3c-15 0-19 5-21 13l-26 104h-5l-49-96h-2l-19 82c0 1-1 3-1 6s3 6 14 6h3v2h-49l1-2h4c14 0 17-6 19-12l22-94c-3-7-11-9-16-9h-3v-2h36l43 86h2l18-71c0-2 0-4 0-5 0-5-3-8-13-8h-5l2-2z">
          <text:p/>
        </draw:path>
        <draw:path draw:style-name="gr2" draw:layer="layout" svg:width="0.084cm" svg:height="0.087cm" svg:x="9.614cm" svg:y="3.156cm" svg:viewBox="0 0 85 88" svg:d="M85 0l-6 28h-3c2 0 2-1 2-4 0-8-5-20-21-20-25 0-42 27-42 49 0 14 9 29 26 29 13 0 22-7 29-13 0-2 1-2 1-3l3 1c-4 5-8 10-12 13-10 6-19 8-24 8-27 0-38-17-38-36 0-32 27-52 57-52 8 0 14 3 21 3 1 0 3 0 6-3z">
          <text:p/>
        </draw:path>
        <draw:path draw:style-name="gr6" draw:layer="layout" svg:width="1.905cm" svg:height="0.416cm" svg:x="7.949cm" svg:y="3.68cm" svg:viewBox="0 0 1906 417" svg:d="M0 79c0-44 35-79 79-79h1748c44 0 79 35 79 79v258c0 45-35 80-79 80h-1748c-44 0-79-35-79-80z">
          <text:p/>
        </draw:path>
        <draw:path draw:style-name="gr7" draw:layer="layout" svg:width="1.905cm" svg:height="0.416cm" svg:x="7.949cm" svg:y="3.68cm" svg:viewBox="0 0 1906 417" svg:d="M0 79c0-44 35-79 79-79h1748c44 0 79 35 79 79v258c0 45-35 80-79 80h-1748c-44 0-79-35-79-80z">
          <text:p/>
        </draw:path>
        <draw:path draw:style-name="gr2" draw:layer="layout" svg:width="0.135cm" svg:height="0.121cm" svg:x="8.092cm" svg:y="3.819cm" svg:viewBox="0 0 136 122" svg:d="M30 0h53c34 0 53 19 53 51 0 38-30 71-79 71h-57l2-3h3c14 0 17-5 19-11l22-93c2-2 2-4 2-5 0-3-4-7-15-7h-4zM69 8l-23 93c-2 5-2 5-2 7 0 6 12 8 19 8 36 0 51-36 51-62 0-22-7-47-34-47-3 0-8 0-11 1z">
          <text:p/>
        </draw:path>
        <draw:path draw:style-name="gr2" draw:layer="layout" svg:width="0.187cm" svg:height="0.121cm" svg:x="8.24cm" svg:y="3.819cm" svg:viewBox="0 0 188 122" svg:d="M188 0v3h-3c-16 0-19 5-21 12l-22 93c-2 1-2 3-2 4 0 4 5 7 15 7h4l-1 3h-61v-3h4c14 0 17-5 19-11l20-82-65 96h-3l-18-96h-2l-19 80c-2 2-2 5-2 6 0 5 4 7 15 7h3v3h-49v-3h3c14 0 19-7 20-13l23-90c0-3 0-5 0-6 0-5-2-7-15-7h-3l2-3h39l17 91 62-91z">
          <text:p/>
        </draw:path>
        <draw:path draw:style-name="gr2" draw:layer="layout" svg:width="0.121cm" svg:height="0.124cm" svg:x="8.433cm" svg:y="3.816cm" svg:viewBox="0 0 122 125" svg:d="M122 125h-52v-3h3c9 0 12-3 12-11 0-2 0-4 0-4l-3-22h-37l-15 27c-1 2-3 3-3 5 0 3 3 5 8 5h7v3h-42v-3c7 0 15-3 21-15l66-107h5l14 109c0 10 5 13 13 13h3zM82 79l-5-41h-1l-27 41z">
          <text:p/>
        </draw:path>
        <draw:path draw:style-name="gr2" draw:layer="layout" svg:width="0.067cm" svg:height="0.083cm" svg:x="8.614cm" svg:y="3.859cm" svg:viewBox="0 0 68 84" svg:d="M60 61l3 3c-9 12-20 20-37 20-19 0-26-15-26-29 0-25 22-55 49-55 9 0 19 6 19 14s-3 14-11 14c-5 0-7-5-7-8 0-5 5-6 5-11 0-2-1-3-6-3-23 0-33 33-33 47 0 16 10 21 18 21 12 0 20-6 26-13z">
          <text:p/>
        </draw:path>
        <draw:path draw:style-name="gr2" draw:layer="layout" svg:width="0.025cm" svg:height="0.044cm" svg:x="8.694cm" svg:y="3.921cm" svg:viewBox="0 0 26 45" svg:d="M4 45l-1-3c10-6 17-13 17-19 0-1-2-3-4-3-1 0-3 2-4 2-9 0-12-5-12-11s4-11 12-11 14 6 14 16c0 12-8 25-22 29z">
          <text:p/>
        </draw:path>
        <draw:path draw:style-name="gr2" draw:layer="layout" svg:width="0.021cm" svg:height="0.021cm" svg:x="8.819cm" svg:y="3.921cm" svg:viewBox="0 0 22 22" svg:d="M22 12c0 5-5 10-11 10s-11-5-11-10c0-7 5-12 11-12s11 5 11 12z">
          <text:p/>
        </draw:path>
        <draw:path draw:style-name="gr2" draw:layer="layout" svg:width="0.02cm" svg:height="0.021cm" svg:x="8.897cm" svg:y="3.921cm" svg:viewBox="0 0 21 22" svg:d="M21 12c0 5-5 10-10 10-6 0-11-5-11-10 0-7 5-12 11-12 5 0 10 5 10 12z">
          <text:p/>
        </draw:path>
        <draw:path draw:style-name="gr2" draw:layer="layout" svg:width="0.02cm" svg:height="0.021cm" svg:x="8.975cm" svg:y="3.921cm" svg:viewBox="0 0 21 22" svg:d="M21 12c0 5-6 10-12 10-5 0-9-5-9-10 0-7 4-12 9-12 6 0 12 5 12 12z">
          <text:p/>
        </draw:path>
        <draw:path draw:style-name="gr2" draw:layer="layout" svg:width="0.026cm" svg:height="0.044cm" svg:x="9.049cm" svg:y="3.921cm" svg:viewBox="0 0 27 45" svg:d="M6 45l-3-3c11-6 16-13 16-19 0-1 0-3-2-3s-3 2-6 2c-8 0-11-5-11-11s3-11 12-11c8 0 15 6 15 16 0 12-8 25-21 29z">
          <text:p/>
        </draw:path>
        <draw:path draw:style-name="gr2" draw:layer="layout" svg:width="0.067cm" svg:height="0.083cm" svg:x="9.17cm" svg:y="3.859cm" svg:viewBox="0 0 68 84" svg:d="M60 61l3 3c-10 12-21 20-37 20-20 0-26-15-26-29 0-25 23-55 48-55 10 0 20 6 20 14s-4 14-12 14c-4 0-6-5-6-8 0-5 5-6 5-11 0-2-2-3-7-3-22 0-31 33-31 47 0 16 8 21 17 21 11 0 19-6 26-13z">
          <text:p/>
        </draw:path>
        <draw:polygon draw:style-name="gr2" draw:layer="layout" svg:width="0.109cm" svg:height="0.11cm" svg:x="9.289cm" svg:y="3.838cm" svg:viewBox="0 0 110 111" draw:points="110,62 61,62 61,111 49,111 49,62 0,62 0,51 49,51 49,0 61,0 61,51 110,51">
          <text:p/>
        </draw:polygon>
        <draw:path draw:style-name="gr2" draw:layer="layout" svg:width="0.158cm" svg:height="0.121cm" svg:x="9.456cm" svg:y="3.819cm" svg:viewBox="0 0 159 122" svg:d="M159 0v3h-3c-15 0-20 5-21 12l-27 107h-4l-50-98h-2l-21 84c0 1 0 3 0 4 0 4 4 7 15 7h3v3h-49v-3h3c14 0 19-5 20-11l23-95c-4-8-11-10-16-10h-5l2-3h36l45 86 19-71c0-2 0-4 0-5 0-3-4-7-15-7h-3v-3z">
          <text:p/>
        </draw:path>
        <draw:path draw:style-name="gr2" draw:layer="layout" svg:width="0.087cm" svg:height="0.086cm" svg:x="9.611cm" svg:y="3.883cm" svg:viewBox="0 0 88 87" svg:d="M21 0h36c22 0 31 11 31 20 0 13-11 26-38 26-3 0-6 0-9 0h-2l-9 29c0 2 0 2 0 4 0 3 5 4 11 4h5v4h-46v-4h2c11 0 12-3 14-8l17-66c2-1 2-1 2-3 0-3-5-5-13-5h-1zM49 5l-8 36c1 0 5 0 8 0 13 0 24-9 24-22 0-8-5-14-18-14-1 0-3 0-6 0z">
          <text:p/>
        </draw:path>
        <draw:path draw:style-name="gr6" draw:layer="layout" svg:width="1.905cm" svg:height="0.416cm" svg:x="7.949cm" svg:y="4.392cm" svg:viewBox="0 0 1906 417" svg:d="M0 80c0-45 35-80 79-80h1748c44 0 79 35 79 80v258c0 44-35 79-79 79h-1748c-44 0-79-35-79-79z">
          <text:p/>
        </draw:path>
        <draw:path draw:style-name="gr7" draw:layer="layout" svg:width="1.905cm" svg:height="0.416cm" svg:x="7.949cm" svg:y="4.392cm" svg:viewBox="0 0 1906 417" svg:d="M0 80c0-45 35-80 79-80h1748c44 0 79 35 79 80v258c0 44-35 79-79 79h-1748c-44 0-79-35-79-79z">
          <text:p/>
        </draw:path>
        <draw:path draw:style-name="gr2" draw:layer="layout" svg:width="0.131cm" svg:height="0.118cm" svg:x="8.101cm" svg:y="4.535cm" svg:viewBox="0 0 132 119" svg:d="M29 0h52c33 0 51 19 51 50 0 39-29 69-76 69h-56l2-3h3c13 0 18-5 19-12l21-89c2-2 2-4 2-4 0-4-4-8-15-8h-5zM67 8l-22 92c-2 3-2 4-2 4 0 8 11 8 18 8 36 0 50-33 50-58 0-22-6-46-33-46-4 0-9 0-11 0z">
          <text:p/>
        </draw:path>
        <draw:path draw:style-name="gr2" draw:layer="layout" svg:width="0.182cm" svg:height="0.118cm" svg:x="8.243cm" svg:y="4.535cm" svg:viewBox="0 0 183 119" svg:d="M183 0v3h-3c-14 0-17 5-19 12l-22 89c-2 2-2 4-2 5 0 5 3 7 15 7h3v3h-62l2-3h3c14 0 18-5 19-12l20-78-63 93h-4l-18-93-19 77c-1 3-1 5-1 8s3 5 14 5h3v3h-49l1-3h4c14 0 17-5 19-13l22-87c0-1 0-5 0-6 0-3-3-7-14-7h-4l2-3h38l16 90 61-90z">
          <text:p/>
        </draw:path>
        <draw:path draw:style-name="gr2" draw:layer="layout" svg:width="0.117cm" svg:height="0.119cm" svg:x="8.432cm" svg:y="4.534cm" svg:viewBox="0 0 118 120" svg:d="M118 120h-52v-3h3c9 0 13-4 13-12 0 0 0-1 0-3l-2-20h-36l-15 25c-1 2-1 3-1 5 0 3 3 5 6 5h6v3h-40v-3c7 0 13-4 20-13l63-104h5l13 104c1 9 6 13 14 13h3zM78 74l-4-39h-2l-24 39z">
          <text:p/>
        </draw:path>
        <draw:path draw:style-name="gr2" draw:layer="layout" svg:width="0.088cm" svg:height="0.12cm" svg:x="8.606cm" svg:y="4.534cm" svg:viewBox="0 0 89 121" svg:d="M89 0l-28 107c0 2 0 2 0 3 0 0 0 2 1 2 5 0 10-7 11-12l3 4c-6 8-15 17-23 17-7 0-8-3-8-6s1-6 3-11h-2c-12 16-23 17-30 17-14 0-16-12-16-23 0-17 18-59 46-59 10 0 15 5 15 10l9-38v-2c0-1 0-3-5-3-1 0-4 0-4 0l-2-3zM57 58c0-9-1-12-9-12-18 0-32 35-32 52 0 11 5 14 10 14 12 0 24-19 28-35 3-6 3-14 3-19z">
          <text:p/>
        </draw:path>
        <draw:path draw:style-name="gr2" draw:layer="layout" svg:width="0.024cm" svg:height="0.043cm" svg:x="8.705cm" svg:y="4.635cm" svg:viewBox="0 0 25 44" svg:d="M5 44l-2-3c10-6 15-13 15-19 0-2-1-3-3-3 0 0-3 1-5 1-7 0-10-3-10-10s3-10 10-10c8 0 15 7 15 16 0 11-7 22-20 28z">
          <text:p/>
        </draw:path>
        <draw:path draw:style-name="gr2" draw:layer="layout" svg:width="0.019cm" svg:height="0.019cm" svg:x="8.827cm" svg:y="4.635cm" svg:viewBox="0 0 20 20" svg:d="M20 11c0 6-6 9-11 9-6 0-9-3-9-9s3-11 9-11c5 0 11 5 11 11z">
          <text:p/>
        </draw:path>
        <draw:path draw:style-name="gr2" draw:layer="layout" svg:width="0.019cm" svg:height="0.019cm" svg:x="8.902cm" svg:y="4.635cm" svg:viewBox="0 0 20 20" svg:d="M20 11c0 6-6 9-11 9-6 0-9-3-9-9s3-11 9-11c5 0 11 5 11 11z">
          <text:p/>
        </draw:path>
        <draw:path draw:style-name="gr2" draw:layer="layout" svg:width="0.019cm" svg:height="0.019cm" svg:x="8.976cm" svg:y="4.635cm" svg:viewBox="0 0 20 20" svg:d="M20 11c0 6-5 9-9 9-7 0-11-3-11-9s4-11 11-11c4 0 9 5 9 11z">
          <text:p/>
        </draw:path>
        <draw:path draw:style-name="gr2" draw:layer="layout" svg:width="0.025cm" svg:height="0.043cm" svg:x="9.048cm" svg:y="4.635cm" svg:viewBox="0 0 26 44" svg:d="M4 44l-1-3c10-6 15-13 15-19 0-2 0-3-2-3-1 0-3 1-6 1-7 0-10-3-10-10s4-10 12-10 14 7 14 16c0 11-8 22-22 28z">
          <text:p/>
        </draw:path>
        <draw:path draw:style-name="gr2" draw:layer="layout" svg:width="0.087cm" svg:height="0.12cm" svg:x="9.164cm" svg:y="4.534cm" svg:viewBox="0 0 88 121" svg:d="M88 0l-26 107c-1 2-1 2-1 3 0 0 1 2 3 2 3 0 8-7 11-12l2 4c-5 8-15 17-23 17-6 0-7-3-7-6s0-6 1-11c-15 16-25 17-33 17-12 0-15-12-15-23 0-17 19-59 47-59 11 0 14 5 15 10l10-38v-2c0-1-2-3-6-3-2 0-4 0-5 0v-3zM59 58c0-9-3-12-9-12-20 0-35 35-35 52 0 11 5 14 11 14 13 0 25-19 30-35 2-6 3-14 3-19z">
          <text:p/>
        </draw:path>
        <draw:polygon draw:style-name="gr2" draw:layer="layout" svg:width="0.104cm" svg:height="0.107cm" svg:x="9.302cm" svg:y="4.554cm" svg:viewBox="0 0 105 108" draw:points="105,59 57,59 57,108 46,108 46,59 0,59 0,48 46,48 46,0 57,0 57,48 105,48">
          <text:p/>
        </draw:polygon>
        <draw:path draw:style-name="gr2" draw:layer="layout" svg:width="0.154cm" svg:height="0.118cm" svg:x="9.462cm" svg:y="4.535cm" svg:viewBox="0 0 155 119" svg:d="M155 0v3h-3c-15 0-18 5-19 12l-28 104h-3l-50-95h-1l-19 80c0 2 0 4 0 5 0 5 1 7 12 7h4v3h-48v-3h3c14 0 18-5 19-12l22-91c-3-8-11-10-15-10h-4v-3h37l43 85 17-70c0-2 2-2 2-5s-3-7-15-7h-3v-3z">
          <text:p/>
        </draw:path>
        <draw:path draw:style-name="gr2" draw:layer="layout" svg:width="0.085cm" svg:height="0.083cm" svg:x="9.613cm" svg:y="4.597cm" svg:viewBox="0 0 86 84" svg:d="M86 0l-4 22h-3c0-2 0-3 0-5 0-9-8-11-14-11h-19l-8 32h11c8 0 14-2 16-13h3l-8 30h-1c0-1 0-5 0-6 0-7-5-7-10-7h-11l-8 32c0 0-2 2-2 3 0 4 4 5 11 5h4v2h-43v-2h1c10 0 13-3 15-8l16-63c0 0 0-2 0-3 0-2-2-6-10-6h-3l1-2z">
          <text:p/>
        </draw:path>
        <draw:path draw:style-name="gr5" draw:layer="layout" svg:width="0.581cm" svg:height="4.786cm" svg:x="4.592cm" svg:y="2.032cm" svg:viewBox="0 0 582 4787" svg:d="M0 238c0-132 106-238 239-238h104c132 0 239 106 239 238v4311c0 130-107 238-239 238h-104c-133 0-239-108-239-238z">
          <text:p/>
        </draw:path>
        <draw:path draw:style-name="gr4" draw:layer="layout" svg:width="0.581cm" svg:height="4.786cm" svg:x="4.592cm" svg:y="2.032cm" svg:viewBox="0 0 582 4787" svg:d="M0 238c0-132 106-238 239-238h104c132 0 239 106 239 238v4311c0 130-107 238-239 238h-104c-133 0-239-108-239-238z">
          <text:p/>
        </draw:path>
        <draw:path draw:style-name="gr2" draw:layer="layout" svg:width="0.149cm" svg:height="0.14cm" svg:x="4.7cm" svg:y="4.168cm" svg:viewBox="0 0 150 141" svg:d="M46 136v3 2h-46v-2-3l16-3 47-133h20l48 133 19 3v3 2h-59v-2-3l18-3-14-40h-54l-14 40zM68 16l-24 68h48z">
          <text:p/>
        </draw:path>
        <draw:polygon draw:style-name="gr2" draw:layer="layout" svg:width="0.144cm" svg:height="0.139cm" svg:x="4.855cm" svg:y="4.169cm" svg:viewBox="0 0 145 140" draw:points="28,132 45,135 45,138 45,140 0,140 0,138 0,135 15,132 62,69 22,9 6,6 6,3 6,0 63,0 63,3 63,6 46,9 75,53 107,9 90,6 90,3 90,0 136,0 136,3 136,6 121,9 81,61 130,132 145,135 145,138 145,140 87,140 87,138 87,135 105,132 68,79">
          <text:p/>
        </draw:polygon>
        <draw:polygon draw:style-name="gr2" draw:layer="layout" svg:width="0.055cm" svg:height="0.139cm" svg:x="5.01cm" svg:y="4.169cm" svg:viewBox="0 0 56 140" draw:points="39,132 56,135 56,138 56,140 0,140 0,138 0,135 18,132 18,71 18,9 0,6 0,3 0,0 56,0 56,3 56,6 39,9 39,71">
          <text:p/>
        </draw:polygon>
        <draw:path draw:style-name="gr2" draw:layer="layout" svg:width="0.111cm" svg:height="0.139cm" svg:x="4.721cm" svg:y="4.423cm" svg:viewBox="0 0 112 140" svg:d="M61 6l-22 3v62 60c20 0 43 2 60-2l6-29h7l-2 40h-110v-2-3l18-3v-61-62l-18-3v-3-3h61v3z">
          <text:p/>
        </draw:path>
        <draw:path draw:style-name="gr2" draw:layer="layout" svg:width="0.05cm" svg:height="0.14cm" svg:x="4.849cm" svg:y="4.422cm" svg:viewBox="0 0 51 141" svg:d="M23 23c-14 0-15-23 0-23 7 0 11 4 12 11 0 7-5 12-12 12zM34 134l17 3v2 2h-51v-2-2l16-3v-41-43l-14-2v-2-3h32v46z">
          <text:p/>
        </draw:path>
        <draw:path draw:style-name="gr2" draw:layer="layout" svg:width="0.055cm" svg:height="0.121cm" svg:x="4.905cm" svg:y="4.443cm" svg:viewBox="0 0 56 122" svg:d="M31 98c-1 15 14 15 25 12v3 4c-15 9-44 9-44-17v-35-34h-12c-1-8 8-6 12-9l11-22h8v11 11h22v5 4h-22v33z">
          <text:p/>
        </draw:path>
        <draw:path draw:style-name="gr2" draw:layer="layout" svg:width="0.078cm" svg:height="0.103cm" svg:x="4.97cm" svg:y="4.462cm" svg:viewBox="0 0 79 104" svg:d="M42 0c29 0 39 20 37 51h-59c-5 37 22 48 55 38v3 3c-7 5-19 9-31 9-31 0-44-20-44-53-1-32 14-51 42-51zM61 43c7-33-33-48-40-14-1 4-1 9-1 14z">
          <text:p/>
        </draw:path>
        <draw:polyline draw:style-name="gr9" draw:layer="layout" svg:width="2.905cm" svg:height="2.713cm" svg:x="5.56cm" svg:y="2.692cm" svg:viewBox="0 0 2906 2714" draw:points="1166,0 1166,119 0,119 0,2454 2906,2454 2906,2714">
          <text:p/>
        </draw:polyline>
        <draw:polygon draw:style-name="gr2" draw:layer="layout" svg:width="0.032cm" svg:height="0.016cm" svg:x="6.709cm" svg:y="2.676cm" svg:viewBox="0 0 33 17" draw:points="33,17 0,17 0,0 33,0">
          <text:p/>
        </draw:polygon>
        <draw:polygon draw:style-name="gr10" draw:layer="layout" svg:width="0.146cm" svg:height="0.225cm" svg:x="8.392cm" svg:y="5.421cm" svg:viewBox="0 0 147 226" draw:points="73,226 0,0 147,0">
          <text:p/>
        </draw:polygon>
        <draw:polyline draw:style-name="gr9" draw:layer="layout" svg:width="2.905cm" svg:height="2.005cm" svg:x="5.56cm" svg:y="3.4cm" svg:viewBox="0 0 2906 2006" draw:points="1168,0 1168,111 0,111 0,1746 2906,1746 2906,2006">
          <text:p/>
        </draw:polyline>
        <draw:polygon draw:style-name="gr2" draw:layer="layout" svg:width="0.032cm" svg:height="0.018cm" svg:x="6.711cm" svg:y="3.384cm" svg:viewBox="0 0 33 19" draw:points="33,19 0,19 0,0 33,0">
          <text:p/>
        </draw:polygon>
        <draw:polygon draw:style-name="gr10" draw:layer="layout" svg:width="0.146cm" svg:height="0.225cm" svg:x="8.392cm" svg:y="5.421cm" svg:viewBox="0 0 147 226" draw:points="73,226 0,0 147,0">
          <text:p/>
        </draw:polygon>
        <draw:polyline draw:style-name="gr9" draw:layer="layout" svg:width="2.905cm" svg:height="1.295cm" svg:x="5.56cm" svg:y="4.11cm" svg:viewBox="0 0 2906 1296" draw:points="1176,0 1176,82 0,82 0,1035 2906,1035 2906,1296">
          <text:p/>
        </draw:polyline>
        <draw:polygon draw:style-name="gr2" draw:layer="layout" svg:width="0.032cm" svg:height="0.016cm" svg:x="6.719cm" svg:y="4.094cm" svg:viewBox="0 0 33 17" draw:points="33,17 0,17 0,0 33,0">
          <text:p/>
        </draw:polygon>
        <draw:polygon draw:style-name="gr10" draw:layer="layout" svg:width="0.146cm" svg:height="0.225cm" svg:x="8.392cm" svg:y="5.421cm" svg:viewBox="0 0 147 226" draw:points="73,226 0,0 147,0">
          <text:p/>
        </draw:polygon>
        <draw:polygon draw:style-name="gr5" draw:layer="layout" svg:width="0.584cm" svg:height="0.287cm" svg:x="5.177cm" svg:y="3.032cm" svg:viewBox="0 0 585 288" draw:points="0,144 145,0 145,71 443,71 443,0 585,144 443,288 443,217 145,217 145,288">
          <text:p/>
        </draw:polygon>
        <draw:polygon draw:style-name="gr4" draw:layer="layout" svg:width="0.584cm" svg:height="0.287cm" svg:x="5.177cm" svg:y="3.032cm" svg:viewBox="0 0 585 288" draw:points="0,144 145,0 145,71 443,71 443,0 585,144 443,288 443,217 145,217 145,288">
          <text:p/>
        </draw:polygon>
        <draw:polygon draw:style-name="gr5" draw:layer="layout" svg:width="0.585cm" svg:height="0.287cm" svg:x="5.18cm" svg:y="3.734cm" svg:viewBox="0 0 586 288" draw:points="0,145 145,0 145,72 443,72 443,0 586,145 443,288 443,216 145,216 145,288">
          <text:p/>
        </draw:polygon>
        <draw:polygon draw:style-name="gr4" draw:layer="layout" svg:width="0.585cm" svg:height="0.287cm" svg:x="5.18cm" svg:y="3.734cm" svg:viewBox="0 0 586 288" draw:points="0,145 145,0 145,72 443,72 443,0 586,145 443,288 443,216 145,216 145,288">
          <text:p/>
        </draw:polygon>
        <draw:polygon draw:style-name="gr5" draw:layer="layout" svg:width="0.584cm" svg:height="0.288cm" svg:x="5.176cm" svg:y="4.457cm" svg:viewBox="0 0 585 289" draw:points="0,145 144,0 144,72 442,72 442,0 585,145 442,289 442,217 144,217 144,289">
          <text:p/>
        </draw:polygon>
        <draw:polygon draw:style-name="gr4" draw:layer="layout" svg:width="0.584cm" svg:height="0.288cm" svg:x="5.176cm" svg:y="4.457cm" svg:viewBox="0 0 585 289" draw:points="0,145 144,0 144,72 442,72 442,0 585,145 442,289 442,217 144,217 144,289">
          <text:p/>
        </draw:polygon>
        <draw:polygon draw:style-name="gr5" draw:layer="layout" svg:width="0.581cm" svg:height="0.422cm" svg:x="10.961cm" svg:y="3.378cm" svg:viewBox="0 0 582 423" draw:points="0,212 212,0 212,106 370,106 370,0 582,212 370,423 370,317 212,317 212,423">
          <text:p/>
        </draw:polygon>
        <draw:polygon draw:style-name="gr4" draw:layer="layout" svg:width="0.581cm" svg:height="0.422cm" svg:x="10.961cm" svg:y="3.378cm" svg:viewBox="0 0 582 423" draw:points="0,212 212,0 212,106 370,106 370,0 582,212 370,423 370,317 212,317 212,423">
          <text:p/>
        </draw:polygon>
        <draw:polygon draw:style-name="gr6" draw:layer="layout" svg:width="0.257cm" svg:height="0.189cm" svg:x="9.873cm" svg:y="2.271cm" svg:viewBox="0 0 258 190" draw:points="258,143 84,143 84,190 0,96 84,0 84,48 258,48">
          <text:p/>
        </draw:polygon>
        <draw:polygon draw:style-name="gr7" draw:layer="layout" svg:width="0.257cm" svg:height="0.189cm" svg:x="9.873cm" svg:y="2.271cm" svg:viewBox="0 0 258 190" draw:points="258,143 84,143 84,190 0,96 84,0 84,48 258,48">
          <text:p/>
        </draw:polygon>
        <draw:polygon draw:style-name="gr6" draw:layer="layout" svg:width="0.259cm" svg:height="0.189cm" svg:x="9.867cm" svg:y="2.478cm" svg:viewBox="0 0 260 190" draw:points="0,47 175,47 175,0 260,93 175,190 175,142 0,142">
          <text:p/>
        </draw:polygon>
        <draw:polygon draw:style-name="gr7" draw:layer="layout" svg:width="0.259cm" svg:height="0.189cm" svg:x="9.867cm" svg:y="2.478cm" svg:viewBox="0 0 260 190" draw:points="0,47 175,47 175,0 260,93 175,190 175,142 0,142">
          <text:p/>
        </draw:polygon>
        <draw:polygon draw:style-name="gr6" draw:layer="layout" svg:width="0.257cm" svg:height="0.189cm" svg:x="9.873cm" svg:y="2.978cm" svg:viewBox="0 0 258 190" draw:points="258,141 84,141 84,190 0,95 84,0 84,48 258,48">
          <text:p/>
        </draw:polygon>
        <draw:polygon draw:style-name="gr7" draw:layer="layout" svg:width="0.257cm" svg:height="0.189cm" svg:x="9.873cm" svg:y="2.978cm" svg:viewBox="0 0 258 190" draw:points="258,141 84,141 84,190 0,95 84,0 84,48 258,48">
          <text:p/>
        </draw:polygon>
        <draw:polygon draw:style-name="gr6" draw:layer="layout" svg:width="0.259cm" svg:height="0.189cm" svg:x="9.868cm" svg:y="3.187cm" svg:viewBox="0 0 260 190" draw:points="0,48 176,48 176,0 260,94 176,190 176,142 0,142">
          <text:p/>
        </draw:polygon>
        <draw:polygon draw:style-name="gr7" draw:layer="layout" svg:width="0.259cm" svg:height="0.189cm" svg:x="9.868cm" svg:y="3.187cm" svg:viewBox="0 0 260 190" draw:points="0,48 176,48 176,0 260,94 176,190 176,142 0,142">
          <text:p/>
        </draw:polygon>
        <draw:polygon draw:style-name="gr6" draw:layer="layout" svg:width="0.257cm" svg:height="0.189cm" svg:x="9.883cm" svg:y="3.689cm" svg:viewBox="0 0 258 190" draw:points="258,142 84,142 84,190 0,96 84,0 84,49 258,49">
          <text:p/>
        </draw:polygon>
        <draw:polygon draw:style-name="gr7" draw:layer="layout" svg:width="0.257cm" svg:height="0.189cm" svg:x="9.883cm" svg:y="3.689cm" svg:viewBox="0 0 258 190" draw:points="258,142 84,142 84,190 0,96 84,0 84,49 258,49">
          <text:p/>
        </draw:polygon>
        <draw:polygon draw:style-name="gr6" draw:layer="layout" svg:width="0.259cm" svg:height="0.189cm" svg:x="9.876cm" svg:y="3.897cm" svg:viewBox="0 0 260 190" draw:points="0,49 176,49 176,0 260,95 176,190 176,142 0,142">
          <text:p/>
        </draw:polygon>
        <draw:polygon draw:style-name="gr7" draw:layer="layout" svg:width="0.259cm" svg:height="0.189cm" svg:x="9.876cm" svg:y="3.897cm" svg:viewBox="0 0 260 190" draw:points="0,49 176,49 176,0 260,95 176,190 176,142 0,142">
          <text:p/>
        </draw:polygon>
        <draw:polygon draw:style-name="gr6" draw:layer="layout" svg:width="0.257cm" svg:height="0.189cm" svg:x="9.867cm" svg:y="4.407cm" svg:viewBox="0 0 258 190" draw:points="258,142 84,142 84,190 0,96 84,0 84,47 258,47">
          <text:p/>
        </draw:polygon>
        <draw:polygon draw:style-name="gr7" draw:layer="layout" svg:width="0.257cm" svg:height="0.189cm" svg:x="9.867cm" svg:y="4.407cm" svg:viewBox="0 0 258 190" draw:points="258,142 84,142 84,190 0,96 84,0 84,47 258,47">
          <text:p/>
        </draw:polygon>
        <draw:polygon draw:style-name="gr6" draw:layer="layout" svg:width="0.259cm" svg:height="0.189cm" svg:x="9.862cm" svg:y="4.613cm" svg:viewBox="0 0 260 190" draw:points="0,48 176,48 176,0 260,95 176,190 176,142 0,142">
          <text:p/>
        </draw:polygon>
        <draw:polygon draw:style-name="gr7" draw:layer="layout" svg:width="0.259cm" svg:height="0.189cm" svg:x="9.862cm" svg:y="4.613cm" svg:viewBox="0 0 260 190" draw:points="0,48 176,48 176,0 260,95 176,190 176,142 0,142">
          <text:p/>
        </draw:polygon>
        <draw:polygon draw:style-name="gr5" draw:layer="layout" svg:width="2.586cm" svg:height="0.288cm" svg:x="8.949cm" svg:y="6.143cm" svg:viewBox="0 0 2587 289" draw:points="0,145 145,0 145,72 2444,72 2444,0 2587,145 2444,289 2444,216 145,216 145,289">
          <text:p/>
        </draw:polygon>
        <draw:polygon draw:style-name="gr4" draw:layer="layout" svg:width="2.586cm" svg:height="0.288cm" svg:x="8.949cm" svg:y="6.143cm" svg:viewBox="0 0 2587 289" draw:points="0,145 145,0 145,72 2444,72 2444,0 2587,145 2444,289 2444,216 145,216 145,289">
          <text:p/>
        </draw:polygon>
        <draw:polygon draw:style-name="gr5" draw:layer="layout" svg:width="2.805cm" svg:height="0.288cm" svg:x="5.177cm" svg:y="6.143cm" svg:viewBox="0 0 2806 289" draw:points="0,145 145,0 145,72 2662,72 2662,0 2806,145 2662,289 2662,216 145,216 145,289">
          <text:p/>
        </draw:polygon>
        <draw:polygon draw:style-name="gr4" draw:layer="layout" svg:width="2.805cm" svg:height="0.288cm" svg:x="5.177cm" svg:y="6.143cm" svg:viewBox="0 0 2806 289" draw:points="0,145 145,0 145,72 2662,72 2662,0 2806,145 2662,289 2662,216 145,216 145,289">
          <text:p/>
        </draw:polygon>
        <draw:path draw:style-name="gr2" draw:layer="layout" svg:width="0.121cm" svg:height="0.143cm" svg:x="6.004cm" svg:y="5.942cm" svg:viewBox="0 0 122 144" svg:d="M22 74c0 54 47 76 89 51l4-21h7l-1 33c-13 4-30 7-50 7-44 0-68-24-71-70-3-68 57-84 119-68l1 30h-7l-3-18c-9-5-23-9-37-9-39 0-51 24-51 65z">
          <text:p/>
        </draw:path>
        <draw:path draw:style-name="gr2" draw:layer="layout" svg:width="0.089cm" svg:height="0.103cm" svg:x="6.145cm" svg:y="5.982cm" svg:viewBox="0 0 90 104" svg:d="M44 0c32 0 46 19 46 52 0 31-14 52-46 52-30 0-44-21-44-52 0-32 14-52 44-52zM44 96c24 0 28-22 28-44 0-23-4-43-28-43-23 0-26 20-26 43s4 43 26 44z">
          <text:p/>
        </draw:path>
        <draw:path draw:style-name="gr2" draw:layer="layout" svg:width="0.099cm" svg:height="0.098cm" svg:x="6.247cm" svg:y="5.983cm" svg:viewBox="0 0 100 99" svg:d="M70 30c2-23-24-21-41-16v40 38l14 3v2 2h-43c-2-7 8-5 12-7v-41-43c-4-1-14 1-12-7h28l1 8c19-13 58-17 58 19v32 32c5 2 14 0 12 7h-42v-2-2l13-3v-31z">
          <text:p/>
        </draw:path>
        <draw:path draw:style-name="gr2" draw:layer="layout" svg:width="0.064cm" svg:height="0.149cm" svg:x="6.355cm" svg:y="5.933cm" svg:viewBox="0 0 65 150" svg:d="M54 11c-23-9-21 18-20 41h26v5 4h-26v41 40l20 4v2 2h-52v-2-2l15-4v-40-41h-17v-2-3l17-4c-4-35 13-59 48-50v11 11c-10 1-8-9-11-13z">
          <text:p/>
        </draw:path>
        <draw:path draw:style-name="gr2" draw:layer="layout" svg:width="0.05cm" svg:height="0.139cm" svg:x="6.423cm" svg:y="5.943cm" svg:viewBox="0 0 51 140" svg:d="M23 22c-14 0-15-23 0-22 8 0 11 4 13 11-1 6-5 11-13 11zM34 133l17 3v2 2h-51v-2-2l16-3v-42-42l-14-2v-2-3h32v45z">
          <text:p/>
        </draw:path>
        <draw:path draw:style-name="gr2" draw:layer="layout" svg:width="0.092cm" svg:height="0.154cm" svg:x="6.487cm" svg:y="5.974cm" svg:viewBox="0 0 93 155" svg:d="M74 19c16 23 3 58-32 58-5 0-12-1-17-2l-6 14c18 13 77-8 74 30-3 27-23 34-52 36-39 3-56-30-25-47-7-2-13-7-14-17l17-18c-11-5-17-15-17-31-1-30 32-38 60-31l22-11 5 4zM41 147c20 0 36-6 36-25 0-20-34-10-54-12-5 5-9 11-10 20 0 15 12 17 28 17zM21 42c0 16 4 28 21 27s20-10 21-27c0-15-4-25-20-25-18 0-22 10-22 25z">
          <text:p/>
        </draw:path>
        <draw:path draw:style-name="gr2" draw:layer="layout" svg:width="0.1cm" svg:height="0.099cm" svg:x="6.585cm" svg:y="5.985cm" svg:viewBox="0 0 101 100" svg:d="M71 91c-21 12-58 16-58-19v-32-33c-6-1-15 2-13-7h30v36 35c-2 22 25 19 41 14v-38-40l-15-2v-2-3h32v46 45c4 2 14-1 12 7h-28z">
          <text:p/>
        </draw:path>
        <draw:path draw:style-name="gr2" draw:layer="layout" svg:width="0.064cm" svg:height="0.1cm" svg:x="6.692cm" svg:y="5.982cm" svg:viewBox="0 0 65 101" svg:d="M29 15c9-6 22-14 36-15v14 13c-11 1-4-18-24-10l-12 3v37 37l18 3v2 2h-47v-2-2l12-3v-42-42c-5-1-14 2-12-7h28z">
          <text:p/>
        </draw:path>
        <draw:path draw:style-name="gr2" draw:layer="layout" svg:width="0.085cm" svg:height="0.101cm" svg:x="6.766cm" svg:y="5.983cm" svg:viewBox="0 0 86 102" svg:d="M13 5c24-7 60-10 60 23v32 33c5 2 14-1 13 7h-27l-2-10c-14 19-62 19-56-17-1-29 28-29 55-30 3-21-3-42-24-33-4 2-8 3-10 4-2 4 0 14-9 12v-11zM19 73c0 24 24 19 37 13v-18-17c-20 1-37-1-37 22z">
          <text:p/>
        </draw:path>
        <draw:path draw:style-name="gr2" draw:layer="layout" svg:width="0.056cm" svg:height="0.121cm" svg:x="6.854cm" svg:y="5.963cm" svg:viewBox="0 0 57 122" svg:d="M31 98c-1 15 14 15 26 12v3 4c-16 9-43 9-43-17v-34-34h-14c-1-9 10-7 14-10l10-22h7v11 11h22v5 5h-22v33z">
          <text:p/>
        </draw:path>
        <draw:path draw:style-name="gr2" draw:layer="layout" svg:width="0.05cm" svg:height="0.139cm" svg:x="6.915cm" svg:y="5.943cm" svg:viewBox="0 0 51 140" svg:d="M23 22c-13 0-14-23 0-22 9 0 12 4 13 11 0 6-5 11-13 11zM35 133l16 3v2 2h-51v-2-2l17-3v-42-42l-14-2v-2-3h32v45z">
          <text:p/>
        </draw:path>
        <draw:path draw:style-name="gr2" draw:layer="layout" svg:width="0.089cm" svg:height="0.103cm" svg:x="6.978cm" svg:y="5.982cm" svg:viewBox="0 0 90 104" svg:d="M45 0c31 0 45 19 45 52 0 31-14 52-45 52s-45-21-45-52c0-32 14-52 45-52zM45 96c23 0 27-22 27-44 0-23-4-43-27-43-24 0-27 20-27 43s4 43 27 44z">
          <text:p/>
        </draw:path>
        <draw:path draw:style-name="gr2" draw:layer="layout" svg:width="0.099cm" svg:height="0.098cm" svg:x="7.08cm" svg:y="5.983cm" svg:viewBox="0 0 100 99" svg:d="M69 30c2-23-24-21-40-16v40 38l13 3v2 2h-42c-2-7 8-5 12-7v-41-43c-4-1-14 1-12-7h28l1 8c18-13 58-17 58 19v32 32c5 2 14 0 12 7h-43v-2-2l13-3v-31z">
          <text:p/>
        </draw:path>
        <draw:path draw:style-name="gr2" draw:layer="layout" svg:width="0.139cm" svg:height="0.14cm" svg:x="10.048cm" svg:y="5.944cm" svg:viewBox="0 0 140 141" svg:d="M39 129c52 8 79-10 79-61 0-46-30-62-79-59v60zM140 68c0 74-63 76-140 71v-2-3l19-3v-62-61l-19-2v-3-3h64c48 0 76 20 76 68z">
          <text:p/>
        </draw:path>
        <draw:path draw:style-name="gr2" draw:layer="layout" svg:width="0.085cm" svg:height="0.101cm" svg:x="10.202cm" svg:y="5.983cm" svg:viewBox="0 0 86 102" svg:d="M12 5c26-7 61-10 61 23v32 33c5 2 14-1 13 7h-27l-2-10c-14 19-62 19-56-17-1-29 28-29 55-30 3-21-3-42-24-33-4 2-7 3-10 4-2 4 0 14-10 12v-11zM19 73c0 24 24 19 37 13v-18-17c-20 1-37-1-37 22z">
          <text:p/>
        </draw:path>
        <draw:path draw:style-name="gr2" draw:layer="layout" svg:width="0.056cm" svg:height="0.121cm" svg:x="10.29cm" svg:y="5.963cm" svg:viewBox="0 0 57 122" svg:d="M30 98c-1 15 15 15 27 12v3 4c-16 9-44 9-44-17v-34-34h-13c-1-9 9-7 13-10l10-22h7v11 11h23v5 5h-23v33z">
          <text:p/>
        </draw:path>
        <draw:path draw:style-name="gr2" draw:layer="layout" svg:width="0.085cm" svg:height="0.101cm" svg:x="10.354cm" svg:y="5.983cm" svg:viewBox="0 0 86 102" svg:d="M12 5c25-7 61-10 61 23v32 33c4 2 14-1 12 7h-26l-3-10c-13 19-61 19-56-17-1-29 27-29 56-30 2-21-3-42-26-33-4 2-7 3-10 4-2 4 0 14-8 12v-11zM18 73c0 24 25 19 38 13v-18-17c-20 1-38-1-38 22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nos"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16.764cm" fo:page-height="7.49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0$Unix OpenOffice.org_project/4110m2$Build-9807</meta:generator>
    <dc:date>2021-05-24T23:10:21</dc:date>
    <meta:editing-duration>PT19H58M35S</meta:editing-duration>
    <meta:editing-cycles>30</meta:editing-cycles>
    <dc:creator>Yarib Nevarez</dc:creator>
    <meta:document-statistic meta:object-count="235"/>
  </office:meta>
</office:document-meta>
</file>